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4.4+273" office:value-type="float" office:value="297.4" calcext:value-type="float">
            <text:p>297.4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743785045514191" calcext:value-type="float">
            <text:p>0.743785045514191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640421616211661" calcext:value-type="float">
            <text:p>0.006404216162117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44M40.267S" calcext:value-type="time">
            <text:p>15:44:40.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84619" calcext:value-type="float">
            <text:p>2.88E-10</text:p>
          </table:table-cell>
          <table:table-cell table:formula="of:=[.C4]*10^9" office:value-type="float" office:value="0.2884619" calcext:value-type="float">
            <text:p>0.2884619</text:p>
          </table:table-cell>
          <table:table-cell table:formula="of:=[.$N$1]*[.D4]" office:value-type="float" office:value="0.21455364742061" calcext:value-type="float">
            <text:p>0.2145536474206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44M40.639S" calcext:value-type="time">
            <text:p>15:44:40.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08001" calcext:value-type="float">
            <text:p>1.71E-10</text:p>
          </table:table-cell>
          <table:table-cell table:formula="of:=[.C5]*10^9" office:value-type="float" office:value="0.1708001" calcext:value-type="float">
            <text:p>0.1708001</text:p>
          </table:table-cell>
          <table:table-cell table:formula="of:=[.$N$1]*[.D5]" office:value-type="float" office:value="0.127038560152328" calcext:value-type="float">
            <text:p>0.12703856015232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119965918567525" calcext:value-type="float">
            <text:p>0.119965918567525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973446934773293" calcext:value-type="float">
            <text:p>0.097344693477329</text:p>
          </table:table-cell>
          <table:table-cell/>
          <table:table-cell table:formula="of:=(MAX([.E4:.E8])-MIN([.E4:.E8]))/2" office:value-type="float" office:value="0.130873378246766" calcext:value-type="float">
            <text:p>0.130873378246766</text:p>
          </table:table-cell>
          <table:table-cell table:number-columns-repeated="2"/>
        </table:table-row>
        <table:table-row table:style-name="ro1">
          <table:table-cell office:value-type="time" office:time-value="PT15H44M41.015S" calcext:value-type="time">
            <text:p>15:44:41.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67374" calcext:value-type="float">
            <text:p>2.27E-10</text:p>
          </table:table-cell>
          <table:table-cell table:formula="of:=[.C6]*10^9" office:value-type="float" office:value="0.2267374" calcext:value-type="float">
            <text:p>0.2267374</text:p>
          </table:table-cell>
          <table:table-cell table:formula="of:=[.$N$1]*[.D6]" office:value-type="float" office:value="0.168643887378769" calcext:value-type="float">
            <text:p>0.168643887378769</text:p>
          </table:table-cell>
          <table:table-cell table:number-columns-repeated="9"/>
        </table:table-row>
        <table:table-row table:style-name="ro1">
          <table:table-cell office:value-type="time" office:time-value="PT15H44M41.39S" calcext:value-type="time">
            <text:p>15:44:41.3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6344993" calcext:value-type="float">
            <text:p>-6.34E-11</text:p>
          </table:table-cell>
          <table:table-cell table:formula="of:=[.C7]*10^9" office:value-type="float" office:value="-0.06344993" calcext:value-type="float">
            <text:p>-0.06344993</text:p>
          </table:table-cell>
          <table:table-cell table:formula="of:=[.$N$1]*[.D7]" office:value-type="float" office:value="-0.0471931090729222" calcext:value-type="float">
            <text:p>-0.047193109072922</text:p>
          </table:table-cell>
          <table:table-cell table:number-columns-repeated="9"/>
        </table:table-row>
        <table:table-row table:style-name="ro1">
          <table:table-cell office:value-type="time" office:time-value="PT15H44M41.758S" calcext:value-type="time">
            <text:p>15:44:41.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39061" calcext:value-type="float">
            <text:p>1.84E-10</text:p>
          </table:table-cell>
          <table:table-cell table:formula="of:=[.C8]*10^9" office:value-type="float" office:value="0.1839061" calcext:value-type="float">
            <text:p>0.1839061</text:p>
          </table:table-cell>
          <table:table-cell table:formula="of:=[.$N$1]*[.D8]" office:value-type="float" office:value="0.136786606958837" calcext:value-type="float">
            <text:p>0.136786606958837</text:p>
          </table:table-cell>
          <table:table-cell table:number-columns-repeated="9"/>
        </table:table-row>
        <table:table-row table:style-name="ro1">
          <table:table-cell office:value-type="time" office:time-value="PT15H44M42.135S" calcext:value-type="time">
            <text:p>15:44:42.1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84348" calcext:value-type="float">
            <text:p>-1.84E-10</text:p>
          </table:table-cell>
          <table:table-cell table:formula="of:=[.C9]*10^9" office:value-type="float" office:value="-0.184348" calcext:value-type="float">
            <text:p>-0.184348</text:p>
          </table:table-cell>
          <table:table-cell table:formula="of:=[.$N$1]*[.D9]" office:value-type="float" office:value="-0.13711528557045" calcext:value-type="float">
            <text:p>-0.13711528557045</text:p>
          </table:table-cell>
          <table:table-cell table:number-columns-repeated="9"/>
        </table:table-row>
        <table:table-row table:style-name="ro1">
          <table:table-cell office:value-type="time" office:time-value="PT15H44M42.518S" calcext:value-type="time">
            <text:p>15:44:42.5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367992" calcext:value-type="float">
            <text:p>-1.37E-10</text:p>
          </table:table-cell>
          <table:table-cell table:formula="of:=[.C10]*10^9" office:value-type="float" office:value="-0.1367992" calcext:value-type="float">
            <text:p>-0.1367992</text:p>
          </table:table-cell>
          <table:table-cell table:formula="of:=[.$N$1]*[.D10]" office:value-type="float" office:value="-0.101749199198305" calcext:value-type="float">
            <text:p>-0.10174919919830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900820645473508" calcext:value-type="float">
            <text:p>-0.090082064547351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532406698812469" calcext:value-type="float">
            <text:p>0.053240669881247</text:p>
          </table:table-cell>
          <table:table-cell/>
          <table:table-cell table:formula="of:=(MAX([.E9:.E13])-MIN([.E9:.E13]))/2" office:value-type="float" office:value="0.0715765186436356" calcext:value-type="float">
            <text:p>0.071576518643636</text:p>
          </table:table-cell>
          <table:table-cell table:number-columns-repeated="2"/>
        </table:table-row>
        <table:table-row table:style-name="ro1">
          <table:table-cell office:value-type="time" office:time-value="PT15H44M42.901S" calcext:value-type="time">
            <text:p>15:44:42.9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7825218" calcext:value-type="float">
            <text:p>-7.83E-11</text:p>
          </table:table-cell>
          <table:table-cell table:formula="of:=[.C11]*10^9" office:value-type="float" office:value="-0.07825218" calcext:value-type="float">
            <text:p>-0.07825218</text:p>
          </table:table-cell>
          <table:table-cell table:formula="of:=[.$N$1]*[.D11]" office:value-type="float" office:value="-0.0582028012628847" calcext:value-type="float">
            <text:p>-0.058202801262885</text:p>
          </table:table-cell>
          <table:table-cell table:number-columns-repeated="9"/>
        </table:table-row>
        <table:table-row table:style-name="ro1">
          <table:table-cell office:value-type="time" office:time-value="PT15H44M43.277S" calcext:value-type="time">
            <text:p>15:44:43.2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993157" calcext:value-type="float">
            <text:p>-1.99E-10</text:p>
          </table:table-cell>
          <table:table-cell table:formula="of:=[.C12]*10^9" office:value-type="float" office:value="-0.1993157" calcext:value-type="float">
            <text:p>-0.1993157</text:p>
          </table:table-cell>
          <table:table-cell table:formula="of:=[.$N$1]*[.D12]" office:value-type="float" office:value="-0.148248036996193" calcext:value-type="float">
            <text:p>-0.148248036996193</text:p>
          </table:table-cell>
          <table:table-cell table:number-columns-repeated="9"/>
        </table:table-row>
        <table:table-row table:style-name="ro1">
          <table:table-cell office:value-type="time" office:time-value="PT15H44M43.653S" calcext:value-type="time">
            <text:p>15:44:43.6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06850097" calcext:value-type="float">
            <text:p>-6.85E-12</text:p>
          </table:table-cell>
          <table:table-cell table:formula="of:=[.C13]*10^9" office:value-type="float" office:value="-0.006850097" calcext:value-type="float">
            <text:p>-0.006850097</text:p>
          </table:table-cell>
          <table:table-cell table:formula="of:=[.$N$1]*[.D13]" office:value-type="float" office:value="-0.00509499970892162" calcext:value-type="float">
            <text:p>-0.005094999708922</text:p>
          </table:table-cell>
          <table:table-cell table:number-columns-repeated="9"/>
        </table:table-row>
        <table:table-row table:style-name="ro1">
          <table:table-cell office:value-type="time" office:time-value="PT15H44M44.036S" calcext:value-type="time">
            <text:p>15:44:44.0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042951" calcext:value-type="float">
            <text:p>-3.04E-10</text:p>
          </table:table-cell>
          <table:table-cell table:formula="of:=[.C14]*10^9" office:value-type="float" office:value="-0.3042951" calcext:value-type="float">
            <text:p>-0.3042951</text:p>
          </table:table-cell>
          <table:table-cell table:formula="of:=[.$N$1]*[.D14]" office:value-type="float" office:value="-0.226330144803245" calcext:value-type="float">
            <text:p>-0.226330144803245</text:p>
          </table:table-cell>
          <table:table-cell table:number-columns-repeated="9"/>
        </table:table-row>
        <table:table-row table:style-name="ro1">
          <table:table-cell office:value-type="time" office:time-value="PT15H44M44.421S" calcext:value-type="time">
            <text:p>15:44:44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26663" calcext:value-type="float">
            <text:p>-3.27E-10</text:p>
          </table:table-cell>
          <table:table-cell table:formula="of:=[.C15]*10^9" office:value-type="float" office:value="-0.326663" calcext:value-type="float">
            <text:p>-0.326663</text:p>
          </table:table-cell>
          <table:table-cell table:formula="of:=[.$N$1]*[.D15]" office:value-type="float" office:value="-0.242967054322802" calcext:value-type="float">
            <text:p>-0.24296705432280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80034242804746" calcext:value-type="float">
            <text:p>-0.180034242804746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773330032063583" calcext:value-type="float">
            <text:p>0.077333003206358</text:p>
          </table:table-cell>
          <table:table-cell/>
          <table:table-cell table:formula="of:=(MAX([.E14:.E18])-MIN([.E14:.E18]))/2" office:value-type="float" office:value="0.103960691555207" calcext:value-type="float">
            <text:p>0.103960691555207</text:p>
          </table:table-cell>
          <table:table-cell table:number-columns-repeated="2"/>
        </table:table-row>
        <table:table-row table:style-name="ro1">
          <table:table-cell office:value-type="time" office:time-value="PT15H44M44.796S" calcext:value-type="time">
            <text:p>15:44:44.8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722098" calcext:value-type="float">
            <text:p>-2.72E-10</text:p>
          </table:table-cell>
          <table:table-cell table:formula="of:=[.C16]*10^9" office:value-type="float" office:value="-0.2722098" calcext:value-type="float">
            <text:p>-0.2722098</text:p>
          </table:table-cell>
          <table:table-cell table:formula="of:=[.$N$1]*[.D16]" office:value-type="float" office:value="-0.202465578482409" calcext:value-type="float">
            <text:p>-0.202465578482409</text:p>
          </table:table-cell>
          <table:table-cell table:number-columns-repeated="9"/>
        </table:table-row>
        <table:table-row table:style-name="ro1">
          <table:table-cell office:value-type="time" office:time-value="PT15H44M45.171S" calcext:value-type="time">
            <text:p>15:44:45.1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99713" calcext:value-type="float">
            <text:p>-2.60E-10</text:p>
          </table:table-cell>
          <table:table-cell table:formula="of:=[.C17]*10^9" office:value-type="float" office:value="-0.2599713" calcext:value-type="float">
            <text:p>-0.2599713</text:p>
          </table:table-cell>
          <table:table-cell table:formula="of:=[.$N$1]*[.D17]" office:value-type="float" office:value="-0.193362765202883" calcext:value-type="float">
            <text:p>-0.193362765202883</text:p>
          </table:table-cell>
          <table:table-cell table:number-columns-repeated="9"/>
        </table:table-row>
        <table:table-row table:style-name="ro1">
          <table:table-cell office:value-type="time" office:time-value="PT15H44M45.555S" calcext:value-type="time">
            <text:p>15:44:45.5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711801" calcext:value-type="float">
            <text:p>-4.71E-11</text:p>
          </table:table-cell>
          <table:table-cell table:formula="of:=[.C18]*10^9" office:value-type="float" office:value="-0.04711801" calcext:value-type="float">
            <text:p>-0.04711801</text:p>
          </table:table-cell>
          <table:table-cell table:formula="of:=[.$N$1]*[.D18]" office:value-type="float" office:value="-0.0350456712123881" calcext:value-type="float">
            <text:p>-0.035045671212388</text:p>
          </table:table-cell>
          <table:table-cell table:number-columns-repeated="9"/>
        </table:table-row>
        <table:table-row table:style-name="ro1">
          <table:table-cell office:value-type="time" office:time-value="PT15H44M45.939S" calcext:value-type="time">
            <text:p>15:44:45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931962" calcext:value-type="float">
            <text:p>-1.93E-10</text:p>
          </table:table-cell>
          <table:table-cell table:formula="of:=[.C19]*10^9" office:value-type="float" office:value="-0.1931962" calcext:value-type="float">
            <text:p>-0.1931962</text:p>
          </table:table-cell>
          <table:table-cell table:formula="of:=[.$N$1]*[.D19]" office:value-type="float" office:value="-0.143696444410169" calcext:value-type="float">
            <text:p>-0.143696444410169</text:p>
          </table:table-cell>
          <table:table-cell table:number-columns-repeated="9"/>
        </table:table-row>
        <table:table-row table:style-name="ro1">
          <table:table-cell office:value-type="time" office:time-value="PT15H44M46.323S" calcext:value-type="time">
            <text:p>15:44:46.3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88249" calcext:value-type="float">
            <text:p>-2.09E-10</text:p>
          </table:table-cell>
          <table:table-cell table:formula="of:=[.C20]*10^9" office:value-type="float" office:value="-0.2088249" calcext:value-type="float">
            <text:p>-0.2088249</text:p>
          </table:table-cell>
          <table:table-cell table:formula="of:=[.$N$1]*[.D20]" office:value-type="float" office:value="-0.155320837750996" calcext:value-type="float">
            <text:p>-0.15532083775099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19475218284307" calcext:value-type="float">
            <text:p>-0.119475218284307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378409001725997" calcext:value-type="float">
            <text:p>0.0378409001726</text:p>
          </table:table-cell>
          <table:table-cell/>
          <table:table-cell table:formula="of:=(MAX([.E19:.E23])-MIN([.E19:.E23]))/2" office:value-type="float" office:value="0.0508657225246342" calcext:value-type="float">
            <text:p>0.050865722524634</text:p>
          </table:table-cell>
          <table:table-cell table:number-columns-repeated="2"/>
        </table:table-row>
        <table:table-row table:style-name="ro1">
          <table:table-cell office:value-type="time" office:time-value="PT15H44M46.707S" calcext:value-type="time">
            <text:p>15:44:46.7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908493" calcext:value-type="float">
            <text:p>-8.91E-11</text:p>
          </table:table-cell>
          <table:table-cell table:formula="of:=[.C21]*10^9" office:value-type="float" office:value="-0.08908493" calcext:value-type="float">
            <text:p>-0.08908493</text:p>
          </table:table-cell>
          <table:table-cell table:formula="of:=[.$N$1]*[.D21]" office:value-type="float" office:value="-0.0662600387146785" calcext:value-type="float">
            <text:p>-0.066260038714679</text:p>
          </table:table-cell>
          <table:table-cell table:number-columns-repeated="9"/>
        </table:table-row>
        <table:table-row table:style-name="ro1">
          <table:table-cell office:value-type="time" office:time-value="PT15H44M47.091S" calcext:value-type="time">
            <text:p>15:44:47.0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244131" calcext:value-type="float">
            <text:p>-2.24E-10</text:p>
          </table:table-cell>
          <table:table-cell table:formula="of:=[.C22]*10^9" office:value-type="float" office:value="-0.2244131" calcext:value-type="float">
            <text:p>-0.2244131</text:p>
          </table:table-cell>
          <table:table-cell table:formula="of:=[.$N$1]*[.D22]" office:value-type="float" office:value="-0.166915107797481" calcext:value-type="float">
            <text:p>-0.166915107797481</text:p>
          </table:table-cell>
          <table:table-cell table:number-columns-repeated="9"/>
        </table:table-row>
        <table:table-row table:style-name="ro1">
          <table:table-cell office:value-type="time" office:time-value="PT15H44M47.474S" calcext:value-type="time">
            <text:p>15:44:47.4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763777" calcext:value-type="float">
            <text:p>-8.76E-11</text:p>
          </table:table-cell>
          <table:table-cell table:formula="of:=[.C23]*10^9" office:value-type="float" office:value="-0.08763777" calcext:value-type="float">
            <text:p>-0.08763777</text:p>
          </table:table-cell>
          <table:table-cell table:formula="of:=[.$N$1]*[.D23]" office:value-type="float" office:value="-0.0651836627482122" calcext:value-type="float">
            <text:p>-0.065183662748212</text:p>
          </table:table-cell>
          <table:table-cell table:number-columns-repeated="9"/>
        </table:table-row>
        <table:table-row table:style-name="ro1">
          <table:table-cell office:value-type="time" office:time-value="PT15H44M47.858S" calcext:value-type="time">
            <text:p>15:44:47.8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179864" calcext:value-type="float">
            <text:p>-1.18E-10</text:p>
          </table:table-cell>
          <table:table-cell table:formula="of:=[.C24]*10^9" office:value-type="float" office:value="-0.1179864" calcext:value-type="float">
            <text:p>-0.1179864</text:p>
          </table:table-cell>
          <table:table-cell table:formula="of:=[.$N$1]*[.D24]" office:value-type="float" office:value="-0.0877565198940556" calcext:value-type="float">
            <text:p>-0.087756519894056</text:p>
          </table:table-cell>
          <table:table-cell table:number-columns-repeated="9"/>
        </table:table-row>
        <table:table-row table:style-name="ro1">
          <table:table-cell office:value-type="time" office:time-value="PT15H44M48.242S" calcext:value-type="time">
            <text:p>15:44:48.2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63172" calcext:value-type="float">
            <text:p>-3.63E-10</text:p>
          </table:table-cell>
          <table:table-cell table:formula="of:=[.C25]*10^9" office:value-type="float" office:value="-0.363172" calcext:value-type="float">
            <text:p>-0.363172</text:p>
          </table:table-cell>
          <table:table-cell table:formula="of:=[.$N$1]*[.D25]" office:value-type="float" office:value="-0.27012190254948" calcext:value-type="float">
            <text:p>-0.2701219025494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60475239852578" calcext:value-type="float">
            <text:p>-0.16047523985257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792066719001233" calcext:value-type="float">
            <text:p>0.079206671900123</text:p>
          </table:table-cell>
          <table:table-cell/>
          <table:table-cell table:formula="of:=(MAX([.E24:.E28])-MIN([.E24:.E28]))/2" office:value-type="float" office:value="0.106482383184266" calcext:value-type="float">
            <text:p>0.106482383184266</text:p>
          </table:table-cell>
          <table:table-cell table:number-columns-repeated="2"/>
        </table:table-row>
        <table:table-row table:style-name="ro1">
          <table:table-cell office:value-type="time" office:time-value="PT15H44M48.626S" calcext:value-type="time">
            <text:p>15:44:48.6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7684631" calcext:value-type="float">
            <text:p>-7.68E-11</text:p>
          </table:table-cell>
          <table:table-cell table:formula="of:=[.C26]*10^9" office:value-type="float" office:value="-0.07684631" calcext:value-type="float">
            <text:p>-0.07684631</text:p>
          </table:table-cell>
          <table:table-cell table:formula="of:=[.$N$1]*[.D26]" office:value-type="float" office:value="-0.0571571361809476" calcext:value-type="float">
            <text:p>-0.057157136180948</text:p>
          </table:table-cell>
          <table:table-cell table:number-columns-repeated="9"/>
        </table:table-row>
        <table:table-row table:style-name="ro1">
          <table:table-cell office:value-type="time" office:time-value="PT15H44M49.01S" calcext:value-type="time">
            <text:p>15:44:49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648089" calcext:value-type="float">
            <text:p>-2.65E-10</text:p>
          </table:table-cell>
          <table:table-cell table:formula="of:=[.C27]*10^9" office:value-type="float" office:value="-0.2648089" calcext:value-type="float">
            <text:p>-0.2648089</text:p>
          </table:table-cell>
          <table:table-cell table:formula="of:=[.$N$1]*[.D27]" office:value-type="float" office:value="-0.196960899739063" calcext:value-type="float">
            <text:p>-0.196960899739063</text:p>
          </table:table-cell>
          <table:table-cell table:number-columns-repeated="9"/>
        </table:table-row>
        <table:table-row table:style-name="ro1">
          <table:table-cell office:value-type="time" office:time-value="PT15H44M49.393S" calcext:value-type="time">
            <text:p>15:44:49.3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559607" calcext:value-type="float">
            <text:p>-2.56E-10</text:p>
          </table:table-cell>
          <table:table-cell table:formula="of:=[.C28]*10^9" office:value-type="float" office:value="-0.2559607" calcext:value-type="float">
            <text:p>-0.2559607</text:p>
          </table:table-cell>
          <table:table-cell table:formula="of:=[.$N$1]*[.D28]" office:value-type="float" office:value="-0.190379740899344" calcext:value-type="float">
            <text:p>-0.190379740899344</text:p>
          </table:table-cell>
          <table:table-cell table:number-columns-repeated="9"/>
        </table:table-row>
        <table:table-row table:style-name="ro1">
          <table:table-cell office:value-type="time" office:time-value="PT15H44M49.778S" calcext:value-type="time">
            <text:p>15:44:49.7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01247" calcext:value-type="float">
            <text:p>-1.70E-10</text:p>
          </table:table-cell>
          <table:table-cell table:formula="of:=[.C29]*10^9" office:value-type="float" office:value="-0.1701247" calcext:value-type="float">
            <text:p>-0.1701247</text:p>
          </table:table-cell>
          <table:table-cell table:formula="of:=[.$N$1]*[.D29]" office:value-type="float" office:value="-0.126536207732588" calcext:value-type="float">
            <text:p>-0.126536207732588</text:p>
          </table:table-cell>
          <table:table-cell table:number-columns-repeated="9"/>
        </table:table-row>
        <table:table-row table:style-name="ro1">
          <table:table-cell office:value-type="time" office:time-value="PT15H44M50.161S" calcext:value-type="time">
            <text:p>15:44:50.1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706563" calcext:value-type="float">
            <text:p>-3.71E-10</text:p>
          </table:table-cell>
          <table:table-cell table:formula="of:=[.C30]*10^9" office:value-type="float" office:value="-0.3706563" calcext:value-type="float">
            <text:p>-0.3706563</text:p>
          </table:table-cell>
          <table:table-cell table:formula="of:=[.$N$1]*[.D30]" office:value-type="float" office:value="-0.275688612965622" calcext:value-type="float">
            <text:p>-0.27568861296562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76915833259652" calcext:value-type="float">
            <text:p>-0.176915833259652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727013817146245" calcext:value-type="float">
            <text:p>0.072701381714625</text:p>
          </table:table-cell>
          <table:table-cell/>
          <table:table-cell table:formula="of:=(MAX([.E29:.E33])-MIN([.E29:.E33]))/2" office:value-type="float" office:value="0.0977332806020602" calcext:value-type="float">
            <text:p>0.09773328060206</text:p>
          </table:table-cell>
          <table:table-cell table:number-columns-repeated="2"/>
        </table:table-row>
        <table:table-row table:style-name="ro1">
          <table:table-cell office:value-type="time" office:time-value="PT15H44M50.545S" calcext:value-type="time">
            <text:p>15:44:50.5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75669" calcext:value-type="float">
            <text:p>-1.78E-10</text:p>
          </table:table-cell>
          <table:table-cell table:formula="of:=[.C31]*10^9" office:value-type="float" office:value="-0.1775669" calcext:value-type="float">
            <text:p>-0.1775669</text:p>
          </table:table-cell>
          <table:table-cell table:formula="of:=[.$N$1]*[.D31]" office:value-type="float" office:value="-0.132071604798314" calcext:value-type="float">
            <text:p>-0.132071604798314</text:p>
          </table:table-cell>
          <table:table-cell table:number-columns-repeated="9"/>
        </table:table-row>
        <table:table-row table:style-name="ro1">
          <table:table-cell office:value-type="time" office:time-value="PT15H44M50.929S" calcext:value-type="time">
            <text:p>15:44:50.9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078565" calcext:value-type="float">
            <text:p>-1.08E-10</text:p>
          </table:table-cell>
          <table:table-cell table:formula="of:=[.C32]*10^9" office:value-type="float" office:value="-0.1078565" calcext:value-type="float">
            <text:p>-0.1078565</text:p>
          </table:table-cell>
          <table:table-cell table:formula="of:=[.$N$1]*[.D32]" office:value-type="float" office:value="-0.0802220517615013" calcext:value-type="float">
            <text:p>-0.080222051761501</text:p>
          </table:table-cell>
          <table:table-cell table:number-columns-repeated="9"/>
        </table:table-row>
        <table:table-row table:style-name="ro1">
          <table:table-cell office:value-type="time" office:time-value="PT15H44M51.313S" calcext:value-type="time">
            <text:p>15:44:51.3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630897" calcext:value-type="float">
            <text:p>-3.63E-10</text:p>
          </table:table-cell>
          <table:table-cell table:formula="of:=[.C33]*10^9" office:value-type="float" office:value="-0.3630897" calcext:value-type="float">
            <text:p>-0.3630897</text:p>
          </table:table-cell>
          <table:table-cell table:formula="of:=[.$N$1]*[.D33]" office:value-type="float" office:value="-0.270060689040234" calcext:value-type="float">
            <text:p>-0.270060689040234</text:p>
          </table:table-cell>
          <table:table-cell table:number-columns-repeated="9"/>
        </table:table-row>
        <table:table-row table:style-name="ro1">
          <table:table-cell office:value-type="time" office:time-value="PT15H44M51.698S" calcext:value-type="time">
            <text:p>15:44:51.7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685297" calcext:value-type="float">
            <text:p>-2.69E-10</text:p>
          </table:table-cell>
          <table:table-cell table:formula="of:=[.C34]*10^9" office:value-type="float" office:value="-0.2685297" calcext:value-type="float">
            <text:p>-0.2685297</text:p>
          </table:table-cell>
          <table:table-cell table:formula="of:=[.$N$1]*[.D34]" office:value-type="float" office:value="-0.199728375136412" calcext:value-type="float">
            <text:p>-0.199728375136412</text:p>
          </table:table-cell>
          <table:table-cell table:number-columns-repeated="9"/>
        </table:table-row>
        <table:table-row table:style-name="ro1">
          <table:table-cell office:value-type="time" office:time-value="PT15H44M52.081S" calcext:value-type="time">
            <text:p>15:44:52.0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063444" calcext:value-type="float">
            <text:p>-2.06E-10</text:p>
          </table:table-cell>
          <table:table-cell table:formula="of:=[.C35]*10^9" office:value-type="float" office:value="-0.2063444" calcext:value-type="float">
            <text:p>-0.2063444</text:p>
          </table:table-cell>
          <table:table-cell table:formula="of:=[.$N$1]*[.D35]" office:value-type="float" office:value="-0.153475878945598" calcext:value-type="float">
            <text:p>-0.153475878945598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94076174067139" calcext:value-type="float">
            <text:p>-0.194076174067139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73618258581651" calcext:value-type="float">
            <text:p>0.073618258581651</text:p>
          </table:table-cell>
          <table:table-cell/>
          <table:table-cell table:formula="of:=(MAX([.E34:.E38])-MIN([.E34:.E38]))/2" office:value-type="float" office:value="0.0989637613921066" calcext:value-type="float">
            <text:p>0.098963761392107</text:p>
          </table:table-cell>
          <table:table-cell table:number-columns-repeated="2"/>
        </table:table-row>
        <table:table-row table:style-name="ro1">
          <table:table-cell office:value-type="time" office:time-value="PT15H44M52.465S" calcext:value-type="time">
            <text:p>15:44:52.4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697888" calcext:value-type="float">
            <text:p>-3.70E-10</text:p>
          </table:table-cell>
          <table:table-cell table:formula="of:=[.C36]*10^9" office:value-type="float" office:value="-0.3697888" calcext:value-type="float">
            <text:p>-0.3697888</text:p>
          </table:table-cell>
          <table:table-cell table:formula="of:=[.$N$1]*[.D36]" office:value-type="float" office:value="-0.275043379438638" calcext:value-type="float">
            <text:p>-0.275043379438638</text:p>
          </table:table-cell>
          <table:table-cell table:number-columns-repeated="9"/>
        </table:table-row>
        <table:table-row table:style-name="ro1">
          <table:table-cell office:value-type="time" office:time-value="PT15H44M52.848S" calcext:value-type="time">
            <text:p>15:44:52.8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036803" calcext:value-type="float">
            <text:p>-1.04E-10</text:p>
          </table:table-cell>
          <table:table-cell table:formula="of:=[.C37]*10^9" office:value-type="float" office:value="-0.1036803" calcext:value-type="float">
            <text:p>-0.1036803</text:p>
          </table:table-cell>
          <table:table-cell table:formula="of:=[.$N$1]*[.D37]" office:value-type="float" office:value="-0.077115856654425" calcext:value-type="float">
            <text:p>-0.077115856654425</text:p>
          </table:table-cell>
          <table:table-cell table:number-columns-repeated="9"/>
        </table:table-row>
        <table:table-row table:style-name="ro1">
          <table:table-cell office:value-type="time" office:time-value="PT15H44M53.232S" calcext:value-type="time">
            <text:p>15:44:53.2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63091" calcext:value-type="float">
            <text:p>-3.56E-10</text:p>
          </table:table-cell>
          <table:table-cell table:formula="of:=[.C38]*10^9" office:value-type="float" office:value="-0.3563091" calcext:value-type="float">
            <text:p>-0.3563091</text:p>
          </table:table-cell>
          <table:table-cell table:formula="of:=[.$N$1]*[.D38]" office:value-type="float" office:value="-0.26501738016062" calcext:value-type="float">
            <text:p>-0.26501738016062</text:p>
          </table:table-cell>
          <table:table-cell table:number-columns-repeated="9"/>
        </table:table-row>
        <table:table-row table:style-name="ro1">
          <table:table-cell office:value-type="time" office:time-value="PT15H44M53.617S" calcext:value-type="time">
            <text:p>15:44:53.6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86368" calcext:value-type="float">
            <text:p>-3.86E-10</text:p>
          </table:table-cell>
          <table:table-cell table:formula="of:=[.C39]*10^9" office:value-type="float" office:value="-0.386368" calcext:value-type="float">
            <text:p>-0.386368</text:p>
          </table:table-cell>
          <table:table-cell table:formula="of:=[.$N$1]*[.D39]" office:value-type="float" office:value="-0.287374740465227" calcext:value-type="float">
            <text:p>-0.287374740465227</text:p>
          </table:table-cell>
          <table:table-cell table:number-columns-repeated="9"/>
        </table:table-row>
        <table:table-row table:style-name="ro1">
          <table:table-cell office:value-type="time" office:time-value="PT15H44M54S" calcext:value-type="time">
            <text:p>15:44:54.0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08642" calcext:value-type="float">
            <text:p>-1.09E-10</text:p>
          </table:table-cell>
          <table:table-cell table:formula="of:=[.C40]*10^9" office:value-type="float" office:value="-0.108642" calcext:value-type="float">
            <text:p>-0.108642</text:p>
          </table:table-cell>
          <table:table-cell table:formula="of:=[.$N$1]*[.D40]" office:value-type="float" office:value="-0.0808062949147528" calcext:value-type="float">
            <text:p>-0.080806294914753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90410369967519" calcext:value-type="float">
            <text:p>-0.19041036996751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768309380873504" calcext:value-type="float">
            <text:p>0.076830938087351</text:p>
          </table:table-cell>
          <table:table-cell/>
          <table:table-cell table:formula="of:=(MAX([.E39:.E43])-MIN([.E39:.E43]))/2" office:value-type="float" office:value="0.103284222775237" calcext:value-type="float">
            <text:p>0.103284222775237</text:p>
          </table:table-cell>
          <table:table-cell table:number-columns-repeated="2"/>
        </table:table-row>
        <table:table-row table:style-name="ro1">
          <table:table-cell office:value-type="time" office:time-value="PT15H44M54.384S" calcext:value-type="time">
            <text:p>15:44:54.3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344786" calcext:value-type="float">
            <text:p>-3.34E-10</text:p>
          </table:table-cell>
          <table:table-cell table:formula="of:=[.C41]*10^9" office:value-type="float" office:value="-0.3344786" calcext:value-type="float">
            <text:p>-0.3344786</text:p>
          </table:table-cell>
          <table:table-cell table:formula="of:=[.$N$1]*[.D41]" office:value-type="float" office:value="-0.248780180724523" calcext:value-type="float">
            <text:p>-0.248780180724523</text:p>
          </table:table-cell>
          <table:table-cell table:number-columns-repeated="9"/>
        </table:table-row>
        <table:table-row table:style-name="ro1">
          <table:table-cell office:value-type="time" office:time-value="PT15H44M54.768S" calcext:value-type="time">
            <text:p>15:44:54.7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99652" calcext:value-type="float">
            <text:p>-3.20E-10</text:p>
          </table:table-cell>
          <table:table-cell table:formula="of:=[.C42]*10^9" office:value-type="float" office:value="-0.3199652" calcext:value-type="float">
            <text:p>-0.3199652</text:p>
          </table:table-cell>
          <table:table-cell table:formula="of:=[.$N$1]*[.D42]" office:value-type="float" office:value="-0.237985330844957" calcext:value-type="float">
            <text:p>-0.237985330844957</text:p>
          </table:table-cell>
          <table:table-cell table:number-columns-repeated="9"/>
        </table:table-row>
        <table:table-row table:style-name="ro1">
          <table:table-cell office:value-type="time" office:time-value="PT15H44M55.152S" calcext:value-type="time">
            <text:p>15:44:55.1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05556" calcext:value-type="float">
            <text:p>-1.31E-10</text:p>
          </table:table-cell>
          <table:table-cell table:formula="of:=[.C43]*10^9" office:value-type="float" office:value="-0.1305556" calcext:value-type="float">
            <text:p>-0.1305556</text:p>
          </table:table-cell>
          <table:table-cell table:formula="of:=[.$N$1]*[.D43]" office:value-type="float" office:value="-0.0971053028881325" calcext:value-type="float">
            <text:p>-0.097105302888133</text:p>
          </table:table-cell>
          <table:table-cell table:number-columns-repeated="9"/>
        </table:table-row>
        <table:table-row table:style-name="ro1">
          <table:table-cell office:value-type="time" office:time-value="PT15H44M55.535S" calcext:value-type="time">
            <text:p>15:44:55.5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036102" calcext:value-type="float">
            <text:p>-4.04E-10</text:p>
          </table:table-cell>
          <table:table-cell table:formula="of:=[.C44]*10^9" office:value-type="float" office:value="-0.4036102" calcext:value-type="float">
            <text:p>-0.4036102</text:p>
          </table:table-cell>
          <table:table-cell table:formula="of:=[.$N$1]*[.D44]" office:value-type="float" office:value="-0.300199230976992" calcext:value-type="float">
            <text:p>-0.300199230976992</text:p>
          </table:table-cell>
          <table:table-cell table:number-columns-repeated="9"/>
        </table:table-row>
        <table:table-row table:style-name="ro1">
          <table:table-cell office:value-type="time" office:time-value="PT15H44M55.919S" calcext:value-type="time">
            <text:p>15:44:55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974136" calcext:value-type="float">
            <text:p>-1.97E-10</text:p>
          </table:table-cell>
          <table:table-cell table:formula="of:=[.C45]*10^9" office:value-type="float" office:value="-0.1974136" calcext:value-type="float">
            <text:p>-0.1974136</text:p>
          </table:table-cell>
          <table:table-cell table:formula="of:=[.$N$1]*[.D45]" office:value-type="float" office:value="-0.14683328346112" calcext:value-type="float">
            <text:p>-0.14683328346112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9774819620974" calcext:value-type="float">
            <text:p>-0.19774819620974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739616028887634" calcext:value-type="float">
            <text:p>0.073961602888764</text:p>
          </table:table-cell>
          <table:table-cell/>
          <table:table-cell table:formula="of:=(MAX([.E44:.E48])-MIN([.E44:.E48]))/2" office:value-type="float" office:value="0.0994249081203253" calcext:value-type="float">
            <text:p>0.099424908120325</text:p>
          </table:table-cell>
          <table:table-cell table:number-columns-repeated="2"/>
        </table:table-row>
        <table:table-row table:style-name="ro1">
          <table:table-cell office:value-type="time" office:time-value="PT15H44M56.303S" calcext:value-type="time">
            <text:p>15:44:56.3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58128" calcext:value-type="float">
            <text:p>-2.16E-10</text:p>
          </table:table-cell>
          <table:table-cell table:formula="of:=[.C46]*10^9" office:value-type="float" office:value="-0.2158128" calcext:value-type="float">
            <text:p>-0.2158128</text:p>
          </table:table-cell>
          <table:table-cell table:formula="of:=[.$N$1]*[.D46]" office:value-type="float" office:value="-0.160518333270545" calcext:value-type="float">
            <text:p>-0.160518333270545</text:p>
          </table:table-cell>
          <table:table-cell table:number-columns-repeated="9"/>
        </table:table-row>
        <table:table-row table:style-name="ro1">
          <table:table-cell office:value-type="time" office:time-value="PT15H44M56.687S" calcext:value-type="time">
            <text:p>15:44:56.6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62387" calcext:value-type="float">
            <text:p>-3.76E-10</text:p>
          </table:table-cell>
          <table:table-cell table:formula="of:=[.C47]*10^9" office:value-type="float" office:value="-0.3762387" calcext:value-type="float">
            <text:p>-0.3762387</text:p>
          </table:table-cell>
          <table:table-cell table:formula="of:=[.$N$1]*[.D47]" office:value-type="float" office:value="-0.2798407186037" calcext:value-type="float">
            <text:p>-0.2798407186037</text:p>
          </table:table-cell>
          <table:table-cell table:number-columns-repeated="9"/>
        </table:table-row>
        <table:table-row table:style-name="ro1">
          <table:table-cell office:value-type="time" office:time-value="PT15H44M57.071S" calcext:value-type="time">
            <text:p>15:44:57.0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362617" calcext:value-type="float">
            <text:p>-1.36E-10</text:p>
          </table:table-cell>
          <table:table-cell table:formula="of:=[.C48]*10^9" office:value-type="float" office:value="-0.1362617" calcext:value-type="float">
            <text:p>-0.1362617</text:p>
          </table:table-cell>
          <table:table-cell table:formula="of:=[.$N$1]*[.D48]" office:value-type="float" office:value="-0.101349414736341" calcext:value-type="float">
            <text:p>-0.101349414736341</text:p>
          </table:table-cell>
          <table:table-cell table:number-columns-repeated="9"/>
        </table:table-row>
        <table:table-row table:style-name="ro1">
          <table:table-cell office:value-type="time" office:time-value="PT15H44M57.454S" calcext:value-type="time">
            <text:p>15:44:57.4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931725" calcext:value-type="float">
            <text:p>-2.93E-10</text:p>
          </table:table-cell>
          <table:table-cell table:formula="of:=[.C49]*10^9" office:value-type="float" office:value="-0.2931725" calcext:value-type="float">
            <text:p>-0.2931725</text:p>
          </table:table-cell>
          <table:table-cell table:formula="of:=[.$N$1]*[.D49]" office:value-type="float" office:value="-0.218057321256009" calcext:value-type="float">
            <text:p>-0.218057321256009</text:p>
          </table:table-cell>
          <table:table-cell table:number-columns-repeated="9"/>
        </table:table-row>
        <table:table-row table:style-name="ro1">
          <table:table-cell office:value-type="time" office:time-value="PT15H44M57.83S" calcext:value-type="time">
            <text:p>15:44:57.8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025406" calcext:value-type="float">
            <text:p>-2.03E-10</text:p>
          </table:table-cell>
          <table:table-cell table:formula="of:=[.C50]*10^9" office:value-type="float" office:value="-0.2025406" calcext:value-type="float">
            <text:p>-0.2025406</text:p>
          </table:table-cell>
          <table:table-cell table:formula="of:=[.$N$1]*[.D50]" office:value-type="float" office:value="-0.150646669389472" calcext:value-type="float">
            <text:p>-0.15064666938947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5835300078284" calcext:value-type="float">
            <text:p>-0.195835300078284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373853199341673" calcext:value-type="float">
            <text:p>0.037385319934167</text:p>
          </table:table-cell>
          <table:table-cell/>
          <table:table-cell table:formula="of:=(MAX([.E49:.E53])-MIN([.E49:.E53]))/2" office:value-type="float" office:value="0.050235316352533" calcext:value-type="float">
            <text:p>0.050235316352533</text:p>
          </table:table-cell>
          <table:table-cell table:number-columns-repeated="2"/>
        </table:table-row>
        <table:table-row table:style-name="ro1">
          <table:table-cell office:value-type="time" office:time-value="PT15H44M58.206S" calcext:value-type="time">
            <text:p>15:44:58.2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46203" calcext:value-type="float">
            <text:p>-2.46E-10</text:p>
          </table:table-cell>
          <table:table-cell table:formula="of:=[.C51]*10^9" office:value-type="float" office:value="-0.246203" calcext:value-type="float">
            <text:p>-0.246203</text:p>
          </table:table-cell>
          <table:table-cell table:formula="of:=[.$N$1]*[.D51]" office:value-type="float" office:value="-0.18312210956073" calcext:value-type="float">
            <text:p>-0.18312210956073</text:p>
          </table:table-cell>
          <table:table-cell table:number-columns-repeated="9"/>
        </table:table-row>
        <table:table-row table:style-name="ro1">
          <table:table-cell office:value-type="time" office:time-value="PT15H44M58.591S" calcext:value-type="time">
            <text:p>15:44:58.5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376208" calcext:value-type="float">
            <text:p>-3.38E-10</text:p>
          </table:table-cell>
          <table:table-cell table:formula="of:=[.C52]*10^9" office:value-type="float" office:value="-0.3376208" calcext:value-type="float">
            <text:p>-0.3376208</text:p>
          </table:table-cell>
          <table:table-cell table:formula="of:=[.$N$1]*[.D52]" office:value-type="float" office:value="-0.251117302094538" calcext:value-type="float">
            <text:p>-0.251117302094538</text:p>
          </table:table-cell>
          <table:table-cell table:number-columns-repeated="9"/>
        </table:table-row>
        <table:table-row table:style-name="ro1">
          <table:table-cell office:value-type="time" office:time-value="PT15H44M58.974S" calcext:value-type="time">
            <text:p>15:44:58.9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369409" calcext:value-type="float">
            <text:p>-2.37E-10</text:p>
          </table:table-cell>
          <table:table-cell table:formula="of:=[.C53]*10^9" office:value-type="float" office:value="-0.2369409" calcext:value-type="float">
            <text:p>-0.2369409</text:p>
          </table:table-cell>
          <table:table-cell table:formula="of:=[.$N$1]*[.D53]" office:value-type="float" office:value="-0.176233098090673" calcext:value-type="float">
            <text:p>-0.176233098090673</text:p>
          </table:table-cell>
          <table:table-cell table:number-columns-repeated="9"/>
        </table:table-row>
        <table:table-row table:style-name="ro1">
          <table:table-cell office:value-type="time" office:time-value="PT15H44M59.358S" calcext:value-type="time">
            <text:p>15:44:59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085774" calcext:value-type="float">
            <text:p>-2.09E-10</text:p>
          </table:table-cell>
          <table:table-cell table:formula="of:=[.C54]*10^9" office:value-type="float" office:value="-0.2085774" calcext:value-type="float">
            <text:p>-0.2085774</text:p>
          </table:table-cell>
          <table:table-cell table:formula="of:=[.$N$1]*[.D54]" office:value-type="float" office:value="-0.155136750952232" calcext:value-type="float">
            <text:p>-0.155136750952232</text:p>
          </table:table-cell>
          <table:table-cell table:number-columns-repeated="9"/>
        </table:table-row>
        <table:table-row table:style-name="ro1">
          <table:table-cell office:value-type="time" office:time-value="PT15H44M59.734S" calcext:value-type="time">
            <text:p>15:44:59.7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236217" calcext:value-type="float">
            <text:p>-4.24E-10</text:p>
          </table:table-cell>
          <table:table-cell table:formula="of:=[.C55]*10^9" office:value-type="float" office:value="-0.4236217" calcext:value-type="float">
            <text:p>-0.4236217</text:p>
          </table:table-cell>
          <table:table-cell table:formula="of:=[.$N$1]*[.D55]" office:value-type="float" office:value="-0.315083485415299" calcext:value-type="float">
            <text:p>-0.315083485415299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15012949561916" calcext:value-type="float">
            <text:p>-0.21501294956191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702929119509308" calcext:value-type="float">
            <text:p>0.070292911950931</text:p>
          </table:table-cell>
          <table:table-cell/>
          <table:table-cell table:formula="of:=(MAX([.E54:.E58])-MIN([.E54:.E58]))/2" office:value-type="float" office:value="0.0944888902335273" calcext:value-type="float">
            <text:p>0.094488890233527</text:p>
          </table:table-cell>
          <table:table-cell table:number-columns-repeated="2"/>
        </table:table-row>
        <table:table-row table:style-name="ro1">
          <table:table-cell office:value-type="time" office:time-value="PT15H45M00.11S" calcext:value-type="time">
            <text:p>15:45:00.1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695459" calcext:value-type="float">
            <text:p>-1.70E-10</text:p>
          </table:table-cell>
          <table:table-cell table:formula="of:=[.C56]*10^9" office:value-type="float" office:value="-0.1695459" calcext:value-type="float">
            <text:p>-0.1695459</text:p>
          </table:table-cell>
          <table:table-cell table:formula="of:=[.$N$1]*[.D56]" office:value-type="float" office:value="-0.126105704948244" calcext:value-type="float">
            <text:p>-0.126105704948244</text:p>
          </table:table-cell>
          <table:table-cell table:number-columns-repeated="9"/>
        </table:table-row>
        <table:table-row table:style-name="ro1">
          <table:table-cell office:value-type="time" office:time-value="PT15H45M00.494S" calcext:value-type="time">
            <text:p>15:45:00.4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62678" calcext:value-type="float">
            <text:p>-3.56E-10</text:p>
          </table:table-cell>
          <table:table-cell table:formula="of:=[.C57]*10^9" office:value-type="float" office:value="-0.3562678" calcext:value-type="float">
            <text:p>-0.3562678</text:p>
          </table:table-cell>
          <table:table-cell table:formula="of:=[.$N$1]*[.D57]" office:value-type="float" office:value="-0.264986661838241" calcext:value-type="float">
            <text:p>-0.264986661838241</text:p>
          </table:table-cell>
          <table:table-cell table:number-columns-repeated="9"/>
        </table:table-row>
        <table:table-row table:style-name="ro1">
          <table:table-cell office:value-type="time" office:time-value="PT15H45M00.877S" calcext:value-type="time">
            <text:p>15:45:00.8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873843" calcext:value-type="float">
            <text:p>-2.87E-10</text:p>
          </table:table-cell>
          <table:table-cell table:formula="of:=[.C58]*10^9" office:value-type="float" office:value="-0.2873843" calcext:value-type="float">
            <text:p>-0.2873843</text:p>
          </table:table-cell>
          <table:table-cell table:formula="of:=[.$N$1]*[.D58]" office:value-type="float" office:value="-0.213752144655564" calcext:value-type="float">
            <text:p>-0.213752144655564</text:p>
          </table:table-cell>
          <table:table-cell table:number-columns-repeated="9"/>
        </table:table-row>
        <table:table-row table:style-name="ro1">
          <table:table-cell office:value-type="time" office:time-value="PT15H45M01.261S" calcext:value-type="time">
            <text:p>15:45:01.2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955113" calcext:value-type="float">
            <text:p>-1.96E-10</text:p>
          </table:table-cell>
          <table:table-cell table:formula="of:=[.C59]*10^9" office:value-type="float" office:value="-0.1955113" calcext:value-type="float">
            <text:p>-0.1955113</text:p>
          </table:table-cell>
          <table:table-cell table:formula="of:=[.$N$1]*[.D59]" office:value-type="float" office:value="-0.145418381169039" calcext:value-type="float">
            <text:p>-0.145418381169039</text:p>
          </table:table-cell>
          <table:table-cell table:number-columns-repeated="9"/>
        </table:table-row>
        <table:table-row table:style-name="ro1">
          <table:table-cell office:value-type="time" office:time-value="PT15H45M01.645S" calcext:value-type="time">
            <text:p>15:45:01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604201" calcext:value-type="float">
            <text:p>-4.60E-10</text:p>
          </table:table-cell>
          <table:table-cell table:formula="of:=[.C60]*10^9" office:value-type="float" office:value="-0.4604201" calcext:value-type="float">
            <text:p>-0.4604201</text:p>
          </table:table-cell>
          <table:table-cell table:formula="of:=[.$N$1]*[.D60]" office:value-type="float" office:value="-0.342453585034148" calcext:value-type="float">
            <text:p>-0.342453585034148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38040638700942" calcext:value-type="float">
            <text:p>-0.23804063870094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732917751208048" calcext:value-type="float">
            <text:p>0.073291775120805</text:p>
          </table:table-cell>
          <table:table-cell/>
          <table:table-cell table:formula="of:=(MAX([.E59:.E63])-MIN([.E59:.E63]))/2" office:value-type="float" office:value="0.0985176019325549" calcext:value-type="float">
            <text:p>0.098517601932555</text:p>
          </table:table-cell>
          <table:table-cell table:number-columns-repeated="2"/>
        </table:table-row>
        <table:table-row table:style-name="ro1">
          <table:table-cell office:value-type="time" office:time-value="PT15H45M02.029S" calcext:value-type="time">
            <text:p>15:45:02.0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586067" calcext:value-type="float">
            <text:p>-2.59E-10</text:p>
          </table:table-cell>
          <table:table-cell table:formula="of:=[.C61]*10^9" office:value-type="float" office:value="-0.2586067" calcext:value-type="float">
            <text:p>-0.2586067</text:p>
          </table:table-cell>
          <table:table-cell table:formula="of:=[.$N$1]*[.D61]" office:value-type="float" office:value="-0.192347796129775" calcext:value-type="float">
            <text:p>-0.192347796129775</text:p>
          </table:table-cell>
          <table:table-cell table:number-columns-repeated="9"/>
        </table:table-row>
        <table:table-row table:style-name="ro1">
          <table:table-cell office:value-type="time" office:time-value="PT15H45M02.413S" calcext:value-type="time">
            <text:p>15:45:02.4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751454" calcext:value-type="float">
            <text:p>-2.75E-10</text:p>
          </table:table-cell>
          <table:table-cell table:formula="of:=[.C62]*10^9" office:value-type="float" office:value="-0.2751454" calcext:value-type="float">
            <text:p>-0.2751454</text:p>
          </table:table-cell>
          <table:table-cell table:formula="of:=[.$N$1]*[.D62]" office:value-type="float" office:value="-0.20464903386202" calcext:value-type="float">
            <text:p>-0.20464903386202</text:p>
          </table:table-cell>
          <table:table-cell table:number-columns-repeated="9"/>
        </table:table-row>
        <table:table-row table:style-name="ro1">
          <table:table-cell office:value-type="time" office:time-value="PT15H45M02.797S" calcext:value-type="time">
            <text:p>15:45:02.8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105143" calcext:value-type="float">
            <text:p>-4.11E-10</text:p>
          </table:table-cell>
          <table:table-cell table:formula="of:=[.C63]*10^9" office:value-type="float" office:value="-0.4105143" calcext:value-type="float">
            <text:p>-0.4105143</text:p>
          </table:table-cell>
          <table:table-cell table:formula="of:=[.$N$1]*[.D63]" office:value-type="float" office:value="-0.305334397309726" calcext:value-type="float">
            <text:p>-0.305334397309726</text:p>
          </table:table-cell>
          <table:table-cell table:number-columns-repeated="9"/>
        </table:table-row>
        <table:table-row table:style-name="ro1">
          <table:table-cell office:value-type="time" office:time-value="PT15H45M03.181S" calcext:value-type="time">
            <text:p>15:45:03.1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043776" calcext:value-type="float">
            <text:p>-3.04E-10</text:p>
          </table:table-cell>
          <table:table-cell table:formula="of:=[.C64]*10^9" office:value-type="float" office:value="-0.3043776" calcext:value-type="float">
            <text:p>-0.3043776</text:p>
          </table:table-cell>
          <table:table-cell table:formula="of:=[.$N$1]*[.D64]" office:value-type="float" office:value="-0.2263915070695" calcext:value-type="float">
            <text:p>-0.2263915070695</text:p>
          </table:table-cell>
          <table:table-cell table:number-columns-repeated="9"/>
        </table:table-row>
        <table:table-row table:style-name="ro1">
          <table:table-cell office:value-type="time" office:time-value="PT15H45M03.565S" calcext:value-type="time">
            <text:p>15:45:03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07684" calcext:value-type="float">
            <text:p>-2.81E-10</text:p>
          </table:table-cell>
          <table:table-cell table:formula="of:=[.C65]*10^9" office:value-type="float" office:value="-0.2807684" calcext:value-type="float">
            <text:p>-0.2807684</text:p>
          </table:table-cell>
          <table:table-cell table:formula="of:=[.$N$1]*[.D65]" office:value-type="float" office:value="-0.208831337172947" calcext:value-type="float">
            <text:p>-0.20883133717294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22221327454816" calcext:value-type="float">
            <text:p>-0.222221327454816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703510499192028" calcext:value-type="float">
            <text:p>0.070351049919203</text:p>
          </table:table-cell>
          <table:table-cell/>
          <table:table-cell table:formula="of:=(MAX([.E64:.E68])-MIN([.E64:.E68]))/2" office:value-type="float" office:value="0.0945658347964857" calcext:value-type="float">
            <text:p>0.094565834796486</text:p>
          </table:table-cell>
          <table:table-cell table:number-columns-repeated="2"/>
        </table:table-row>
        <table:table-row table:style-name="ro1">
          <table:table-cell office:value-type="time" office:time-value="PT15H45M03.948S" calcext:value-type="time">
            <text:p>15:45:03.9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88787" calcext:value-type="float">
            <text:p>-4.39E-10</text:p>
          </table:table-cell>
          <table:table-cell table:formula="of:=[.C66]*10^9" office:value-type="float" office:value="-0.4388787" calcext:value-type="float">
            <text:p>-0.4388787</text:p>
          </table:table-cell>
          <table:table-cell table:formula="of:=[.$N$1]*[.D66]" office:value-type="float" office:value="-0.326431413854709" calcext:value-type="float">
            <text:p>-0.326431413854709</text:p>
          </table:table-cell>
          <table:table-cell table:number-columns-repeated="9"/>
        </table:table-row>
        <table:table-row table:style-name="ro1">
          <table:table-cell office:value-type="time" office:time-value="PT15H45M04.332S" calcext:value-type="time">
            <text:p>15:45:04.3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84596" calcext:value-type="float">
            <text:p>-1.85E-10</text:p>
          </table:table-cell>
          <table:table-cell table:formula="of:=[.C67]*10^9" office:value-type="float" office:value="-0.184596" calcext:value-type="float">
            <text:p>-0.184596</text:p>
          </table:table-cell>
          <table:table-cell table:formula="of:=[.$N$1]*[.D67]" office:value-type="float" office:value="-0.137299744261738" calcext:value-type="float">
            <text:p>-0.137299744261738</text:p>
          </table:table-cell>
          <table:table-cell table:number-columns-repeated="9"/>
        </table:table-row>
        <table:table-row table:style-name="ro1">
          <table:table-cell office:value-type="time" office:time-value="PT15H45M04.716S" calcext:value-type="time">
            <text:p>15:45:04.7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52338" calcext:value-type="float">
            <text:p>-2.85E-10</text:p>
          </table:table-cell>
          <table:table-cell table:formula="of:=[.C68]*10^9" office:value-type="float" office:value="-0.2852338" calcext:value-type="float">
            <text:p>-0.2852338</text:p>
          </table:table-cell>
          <table:table-cell table:formula="of:=[.$N$1]*[.D68]" office:value-type="float" office:value="-0.212152634915186" calcext:value-type="float">
            <text:p>-0.212152634915186</text:p>
          </table:table-cell>
          <table:table-cell table:number-columns-repeated="9"/>
        </table:table-row>
        <table:table-row table:style-name="ro1">
          <table:table-cell office:value-type="time" office:time-value="PT15H45M05.1S" calcext:value-type="time">
            <text:p>15:45:05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165693" calcext:value-type="float">
            <text:p>-5.17E-10</text:p>
          </table:table-cell>
          <table:table-cell table:formula="of:=[.C69]*10^9" office:value-type="float" office:value="-0.5165693" calcext:value-type="float">
            <text:p>-0.5165693</text:p>
          </table:table-cell>
          <table:table-cell table:formula="of:=[.$N$1]*[.D69]" office:value-type="float" office:value="-0.384216520311734" calcext:value-type="float">
            <text:p>-0.384216520311734</text:p>
          </table:table-cell>
          <table:table-cell table:number-columns-repeated="9"/>
        </table:table-row>
        <table:table-row table:style-name="ro1">
          <table:table-cell office:value-type="time" office:time-value="PT15H45M05.484S" calcext:value-type="time">
            <text:p>15:45:05.4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650986" calcext:value-type="float">
            <text:p>-2.65E-10</text:p>
          </table:table-cell>
          <table:table-cell table:formula="of:=[.C70]*10^9" office:value-type="float" office:value="-0.2650986" calcext:value-type="float">
            <text:p>-0.2650986</text:p>
          </table:table-cell>
          <table:table-cell table:formula="of:=[.$N$1]*[.D70]" office:value-type="float" office:value="-0.197176374266748" calcext:value-type="float">
            <text:p>-0.197176374266748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68111273063044" calcext:value-type="float">
            <text:p>-0.26811127306304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87950481380248" calcext:value-type="float">
            <text:p>0.098795048138025</text:p>
          </table:table-cell>
          <table:table-cell/>
          <table:table-cell table:formula="of:=(MAX([.E69:.E73])-MIN([.E69:.E73]))/2" office:value-type="float" office:value="0.132807356965336" calcext:value-type="float">
            <text:p>0.132807356965336</text:p>
          </table:table-cell>
          <table:table-cell table:number-columns-repeated="2"/>
        </table:table-row>
        <table:table-row table:style-name="ro1">
          <table:table-cell office:value-type="time" office:time-value="PT15H45M05.868S" calcext:value-type="time">
            <text:p>15:45:05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594571" calcext:value-type="float">
            <text:p>-1.59E-10</text:p>
          </table:table-cell>
          <table:table-cell table:formula="of:=[.C71]*10^9" office:value-type="float" office:value="-0.1594571" calcext:value-type="float">
            <text:p>-0.1594571</text:p>
          </table:table-cell>
          <table:table-cell table:formula="of:=[.$N$1]*[.D71]" office:value-type="float" office:value="-0.118601806381061" calcext:value-type="float">
            <text:p>-0.118601806381061</text:p>
          </table:table-cell>
          <table:table-cell table:number-columns-repeated="9"/>
        </table:table-row>
        <table:table-row table:style-name="ro1">
          <table:table-cell office:value-type="time" office:time-value="PT15H45M06.252S" calcext:value-type="time">
            <text:p>15:45:06.2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032" calcext:value-type="float">
            <text:p>-4.30E-10</text:p>
          </table:table-cell>
          <table:table-cell table:formula="of:=[.C72]*10^9" office:value-type="float" office:value="-0.43032" calcext:value-type="float">
            <text:p>-0.43032</text:p>
          </table:table-cell>
          <table:table-cell table:formula="of:=[.$N$1]*[.D72]" office:value-type="float" office:value="-0.320065580785667" calcext:value-type="float">
            <text:p>-0.320065580785667</text:p>
          </table:table-cell>
          <table:table-cell table:number-columns-repeated="9"/>
        </table:table-row>
        <table:table-row table:style-name="ro1">
          <table:table-cell office:value-type="time" office:time-value="PT15H45M06.635S" calcext:value-type="time">
            <text:p>15:45:06.6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08988" calcext:value-type="float">
            <text:p>-4.31E-10</text:p>
          </table:table-cell>
          <table:table-cell table:formula="of:=[.C73]*10^9" office:value-type="float" office:value="-0.4308988" calcext:value-type="float">
            <text:p>-0.4308988</text:p>
          </table:table-cell>
          <table:table-cell table:formula="of:=[.$N$1]*[.D73]" office:value-type="float" office:value="-0.32049608357001" calcext:value-type="float">
            <text:p>-0.32049608357001</text:p>
          </table:table-cell>
          <table:table-cell table:number-columns-repeated="9"/>
        </table:table-row>
        <table:table-row table:style-name="ro1">
          <table:table-cell office:value-type="time" office:time-value="PT15H45M07.019S" calcext:value-type="time">
            <text:p>15:45:07.0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7975" calcext:value-type="float">
            <text:p>-2.38E-10</text:p>
          </table:table-cell>
          <table:table-cell table:formula="of:=[.C74]*10^9" office:value-type="float" office:value="-0.237975" calcext:value-type="float">
            <text:p>-0.237975</text:p>
          </table:table-cell>
          <table:table-cell table:formula="of:=[.$N$1]*[.D74]" office:value-type="float" office:value="-0.17700224620624" calcext:value-type="float">
            <text:p>-0.17700224620624</text:p>
          </table:table-cell>
          <table:table-cell table:number-columns-repeated="9"/>
        </table:table-row>
        <table:table-row table:style-name="ro1">
          <table:table-cell office:value-type="time" office:time-value="PT15H45M07.403S" calcext:value-type="time">
            <text:p>15:45:07.4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208514" calcext:value-type="float">
            <text:p>-4.21E-10</text:p>
          </table:table-cell>
          <table:table-cell table:formula="of:=[.C75]*10^9" office:value-type="float" office:value="-0.4208514" calcext:value-type="float">
            <text:p>-0.4208514</text:p>
          </table:table-cell>
          <table:table-cell table:formula="of:=[.$N$1]*[.D75]" office:value-type="float" office:value="-0.313022977703711" calcext:value-type="float">
            <text:p>-0.31302297770371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35076223899241" calcext:value-type="float">
            <text:p>-0.23507622389924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644756463615364" calcext:value-type="float">
            <text:p>0.064475646361536</text:p>
          </table:table-cell>
          <table:table-cell/>
          <table:table-cell table:formula="of:=(MAX([.E74:.E78])-MIN([.E74:.E78]))/2" office:value-type="float" office:value="0.0866622261458428" calcext:value-type="float">
            <text:p>0.086662226145843</text:p>
          </table:table-cell>
          <table:table-cell table:number-columns-repeated="2"/>
        </table:table-row>
        <table:table-row table:style-name="ro1">
          <table:table-cell office:value-type="time" office:time-value="PT15H45M07.787S" calcext:value-type="time">
            <text:p>15:45:07.7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581462" calcext:value-type="float">
            <text:p>-4.58E-10</text:p>
          </table:table-cell>
          <table:table-cell table:formula="of:=[.C76]*10^9" office:value-type="float" office:value="-0.4581462" calcext:value-type="float">
            <text:p>-0.4581462</text:p>
          </table:table-cell>
          <table:table-cell table:formula="of:=[.$N$1]*[.D76]" office:value-type="float" office:value="-0.340762292219154" calcext:value-type="float">
            <text:p>-0.340762292219154</text:p>
          </table:table-cell>
          <table:table-cell table:number-columns-repeated="9"/>
        </table:table-row>
        <table:table-row table:style-name="ro1">
          <table:table-cell office:value-type="time" office:time-value="PT15H45M08.171S" calcext:value-type="time">
            <text:p>15:45:08.1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81814" calcext:value-type="float">
            <text:p>-2.38E-10</text:p>
          </table:table-cell>
          <table:table-cell table:formula="of:=[.C77]*10^9" office:value-type="float" office:value="-0.2381814" calcext:value-type="float">
            <text:p>-0.2381814</text:p>
          </table:table-cell>
          <table:table-cell table:formula="of:=[.$N$1]*[.D77]" office:value-type="float" office:value="-0.177155763439634" calcext:value-type="float">
            <text:p>-0.177155763439634</text:p>
          </table:table-cell>
          <table:table-cell table:number-columns-repeated="9"/>
        </table:table-row>
        <table:table-row table:style-name="ro1">
          <table:table-cell office:value-type="time" office:time-value="PT15H45M08.555S" calcext:value-type="time">
            <text:p>15:45:08.5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251159" calcext:value-type="float">
            <text:p>-2.25E-10</text:p>
          </table:table-cell>
          <table:table-cell table:formula="of:=[.C78]*10^9" office:value-type="float" office:value="-0.2251159" calcext:value-type="float">
            <text:p>-0.2251159</text:p>
          </table:table-cell>
          <table:table-cell table:formula="of:=[.$N$1]*[.D78]" office:value-type="float" office:value="-0.167437839927468" calcext:value-type="float">
            <text:p>-0.167437839927468</text:p>
          </table:table-cell>
          <table:table-cell table:number-columns-repeated="9"/>
        </table:table-row>
        <table:table-row table:style-name="ro1">
          <table:table-cell office:value-type="time" office:time-value="PT15H45M08.939S" calcext:value-type="time">
            <text:p>15:45:08.9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355295" calcext:value-type="float">
            <text:p>-4.36E-10</text:p>
          </table:table-cell>
          <table:table-cell table:formula="of:=[.C79]*10^9" office:value-type="float" office:value="-0.4355295" calcext:value-type="float">
            <text:p>-0.4355295</text:p>
          </table:table-cell>
          <table:table-cell table:formula="of:=[.$N$1]*[.D79]" office:value-type="float" office:value="-0.323940328980273" calcext:value-type="float">
            <text:p>-0.323940328980273</text:p>
          </table:table-cell>
          <table:table-cell table:number-columns-repeated="9"/>
        </table:table-row>
        <table:table-row table:style-name="ro1">
          <table:table-cell office:value-type="time" office:time-value="PT15H45M09.322S" calcext:value-type="time">
            <text:p>15:45:09.3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78863" calcext:value-type="float">
            <text:p>-2.98E-10</text:p>
          </table:table-cell>
          <table:table-cell table:formula="of:=[.C80]*10^9" office:value-type="float" office:value="-0.2978863" calcext:value-type="float">
            <text:p>-0.2978863</text:p>
          </table:table-cell>
          <table:table-cell table:formula="of:=[.$N$1]*[.D80]" office:value-type="float" office:value="-0.221563375203554" calcext:value-type="float">
            <text:p>-0.22156337520355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77472432640278" calcext:value-type="float">
            <text:p>-0.277472432640278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394057066175988" calcext:value-type="float">
            <text:p>0.039405706617599</text:p>
          </table:table-cell>
          <table:table-cell/>
          <table:table-cell table:formula="of:=(MAX([.E79:.E83])-MIN([.E79:.E83]))/2" office:value-type="float" office:value="0.0529260703224374" calcext:value-type="float">
            <text:p>0.052926070322438</text:p>
          </table:table-cell>
          <table:table-cell table:number-columns-repeated="2"/>
        </table:table-row>
        <table:table-row table:style-name="ro1">
          <table:table-cell office:value-type="time" office:time-value="PT15H45M09.706S" calcext:value-type="time">
            <text:p>15:45:09.7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3214" calcext:value-type="float">
            <text:p>-2.93E-10</text:p>
          </table:table-cell>
          <table:table-cell table:formula="of:=[.C81]*10^9" office:value-type="float" office:value="-0.293214" calcext:value-type="float">
            <text:p>-0.293214</text:p>
          </table:table-cell>
          <table:table-cell table:formula="of:=[.$N$1]*[.D81]" office:value-type="float" office:value="-0.218088188335398" calcext:value-type="float">
            <text:p>-0.218088188335398</text:p>
          </table:table-cell>
          <table:table-cell table:number-columns-repeated="9"/>
        </table:table-row>
        <table:table-row table:style-name="ro1">
          <table:table-cell office:value-type="time" office:time-value="PT15H45M10.09S" calcext:value-type="time">
            <text:p>15:45:10.0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042715" calcext:value-type="float">
            <text:p>-4.04E-10</text:p>
          </table:table-cell>
          <table:table-cell table:formula="of:=[.C82]*10^9" office:value-type="float" office:value="-0.4042715" calcext:value-type="float">
            <text:p>-0.4042715</text:p>
          </table:table-cell>
          <table:table-cell table:formula="of:=[.$N$1]*[.D82]" office:value-type="float" office:value="-0.30069109602759" calcext:value-type="float">
            <text:p>-0.30069109602759</text:p>
          </table:table-cell>
          <table:table-cell table:number-columns-repeated="9"/>
        </table:table-row>
        <table:table-row table:style-name="ro1">
          <table:table-cell office:value-type="time" office:time-value="PT15H45M10.474S" calcext:value-type="time">
            <text:p>15:45:10.4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343717" calcext:value-type="float">
            <text:p>-4.34E-10</text:p>
          </table:table-cell>
          <table:table-cell table:formula="of:=[.C83]*10^9" office:value-type="float" office:value="-0.4343717" calcext:value-type="float">
            <text:p>-0.4343717</text:p>
          </table:table-cell>
          <table:table-cell table:formula="of:=[.$N$1]*[.D83]" office:value-type="float" office:value="-0.323079174654577" calcext:value-type="float">
            <text:p>-0.323079174654577</text:p>
          </table:table-cell>
          <table:table-cell table:number-columns-repeated="9"/>
        </table:table-row>
        <table:table-row table:style-name="ro1">
          <table:table-cell office:value-type="time" office:time-value="PT15H45M10.859S" calcext:value-type="time">
            <text:p>15:45:10.8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401424" calcext:value-type="float">
            <text:p>-3.40E-10</text:p>
          </table:table-cell>
          <table:table-cell table:formula="of:=[.C84]*10^9" office:value-type="float" office:value="-0.3401424" calcext:value-type="float">
            <text:p>-0.3401424</text:p>
          </table:table-cell>
          <table:table-cell table:formula="of:=[.$N$1]*[.D84]" office:value-type="float" office:value="-0.252992830465306" calcext:value-type="float">
            <text:p>-0.252992830465306</text:p>
          </table:table-cell>
          <table:table-cell table:number-columns-repeated="9"/>
        </table:table-row>
        <table:table-row table:style-name="ro1">
          <table:table-cell office:value-type="time" office:time-value="PT15H45M11.242S" calcext:value-type="time">
            <text:p>15:45:11.2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786419" calcext:value-type="float">
            <text:p>-1.79E-10</text:p>
          </table:table-cell>
          <table:table-cell table:formula="of:=[.C85]*10^9" office:value-type="float" office:value="-0.1786419" calcext:value-type="float">
            <text:p>-0.1786419</text:p>
          </table:table-cell>
          <table:table-cell table:formula="of:=[.$N$1]*[.D85]" office:value-type="float" office:value="-0.132871173722242" calcext:value-type="float">
            <text:p>-0.132871173722242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43945265538962" calcext:value-type="float">
            <text:p>-0.24394526553896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80702092299911" calcext:value-type="float">
            <text:p>0.080702092299911</text:p>
          </table:table-cell>
          <table:table-cell/>
          <table:table-cell table:formula="of:=(MAX([.E84:.E88])-MIN([.E84:.E88]))/2" office:value-type="float" office:value="0.108481569537777" calcext:value-type="float">
            <text:p>0.108481569537777</text:p>
          </table:table-cell>
          <table:table-cell table:number-columns-repeated="2"/>
        </table:table-row>
        <table:table-row table:style-name="ro1">
          <table:table-cell office:value-type="time" office:time-value="PT15H45M11.625S" calcext:value-type="time">
            <text:p>15:45:11.6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03433" calcext:value-type="float">
            <text:p>-4.70E-10</text:p>
          </table:table-cell>
          <table:table-cell table:formula="of:=[.C86]*10^9" office:value-type="float" office:value="-0.4703433" calcext:value-type="float">
            <text:p>-0.4703433</text:p>
          </table:table-cell>
          <table:table-cell table:formula="of:=[.$N$1]*[.D86]" office:value-type="float" office:value="-0.349834312797795" calcext:value-type="float">
            <text:p>-0.349834312797795</text:p>
          </table:table-cell>
          <table:table-cell table:number-columns-repeated="9"/>
        </table:table-row>
        <table:table-row table:style-name="ro1">
          <table:table-cell office:value-type="time" office:time-value="PT15H45M12.009S" calcext:value-type="time">
            <text:p>15:45:12.0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096462" calcext:value-type="float">
            <text:p>-4.10E-10</text:p>
          </table:table-cell>
          <table:table-cell table:formula="of:=[.C87]*10^9" office:value-type="float" office:value="-0.4096462" calcext:value-type="float">
            <text:p>-0.4096462</text:p>
          </table:table-cell>
          <table:table-cell table:formula="of:=[.$N$1]*[.D87]" office:value-type="float" office:value="-0.304688717511715" calcext:value-type="float">
            <text:p>-0.304688717511715</text:p>
          </table:table-cell>
          <table:table-cell table:number-columns-repeated="9"/>
        </table:table-row>
        <table:table-row table:style-name="ro1">
          <table:table-cell office:value-type="time" office:time-value="PT15H45M12.385S" calcext:value-type="time">
            <text:p>15:45:12.3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411171" calcext:value-type="float">
            <text:p>-2.41E-10</text:p>
          </table:table-cell>
          <table:table-cell table:formula="of:=[.C88]*10^9" office:value-type="float" office:value="-0.2411171" calcext:value-type="float">
            <text:p>-0.2411171</text:p>
          </table:table-cell>
          <table:table-cell table:formula="of:=[.$N$1]*[.D88]" office:value-type="float" office:value="-0.17933929319775" calcext:value-type="float">
            <text:p>-0.17933929319775</text:p>
          </table:table-cell>
          <table:table-cell table:number-columns-repeated="9"/>
        </table:table-row>
        <table:table-row table:style-name="ro1">
          <table:table-cell office:value-type="time" office:time-value="PT15H45M12.762S" calcext:value-type="time">
            <text:p>15:45:12.7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48797" calcext:value-type="float">
            <text:p>-3.15E-10</text:p>
          </table:table-cell>
          <table:table-cell table:formula="of:=[.C89]*10^9" office:value-type="float" office:value="-0.3148797" calcext:value-type="float">
            <text:p>-0.3148797</text:p>
          </table:table-cell>
          <table:table-cell table:formula="of:=[.$N$1]*[.D89]" office:value-type="float" office:value="-0.234202811995995" calcext:value-type="float">
            <text:p>-0.234202811995995</text:p>
          </table:table-cell>
          <table:table-cell table:number-columns-repeated="9"/>
        </table:table-row>
        <table:table-row table:style-name="ro1">
          <table:table-cell office:value-type="time" office:time-value="PT15H45M13.145S" calcext:value-type="time">
            <text:p>15:45:13.1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309397" calcext:value-type="float">
            <text:p>-4.31E-10</text:p>
          </table:table-cell>
          <table:table-cell table:formula="of:=[.C90]*10^9" office:value-type="float" office:value="-0.4309397" calcext:value-type="float">
            <text:p>-0.4309397</text:p>
          </table:table-cell>
          <table:table-cell table:formula="of:=[.$N$1]*[.D90]" office:value-type="float" office:value="-0.320526504378372" calcext:value-type="float">
            <text:p>-0.32052650437837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63817952396224" calcext:value-type="float">
            <text:p>-0.263817952396224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533110696089779" calcext:value-type="float">
            <text:p>0.053311069608978</text:p>
          </table:table-cell>
          <table:table-cell/>
          <table:table-cell table:formula="of:=(MAX([.E89:.E93])-MIN([.E89:.E93]))/2" office:value-type="float" office:value="0.071639367364304" calcext:value-type="float">
            <text:p>0.071639367364304</text:p>
          </table:table-cell>
          <table:table-cell table:number-columns-repeated="2"/>
        </table:table-row>
        <table:table-row table:style-name="ro1">
          <table:table-cell office:value-type="time" office:time-value="PT15H45M13.529S" calcext:value-type="time">
            <text:p>15:45:13.5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037573" calcext:value-type="float">
            <text:p>-3.04E-10</text:p>
          </table:table-cell>
          <table:table-cell table:formula="of:=[.C91]*10^9" office:value-type="float" office:value="-0.3037573" calcext:value-type="float">
            <text:p>-0.3037573</text:p>
          </table:table-cell>
          <table:table-cell table:formula="of:=[.$N$1]*[.D91]" office:value-type="float" office:value="-0.225930137205768" calcext:value-type="float">
            <text:p>-0.225930137205768</text:p>
          </table:table-cell>
          <table:table-cell table:number-columns-repeated="9"/>
        </table:table-row>
        <table:table-row table:style-name="ro1">
          <table:table-cell office:value-type="time" office:time-value="PT15H45M13.912S" calcext:value-type="time">
            <text:p>15:45:13.9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656356" calcext:value-type="float">
            <text:p>-2.66E-10</text:p>
          </table:table-cell>
          <table:table-cell table:formula="of:=[.C92]*10^9" office:value-type="float" office:value="-0.2656356" calcext:value-type="float">
            <text:p>-0.2656356</text:p>
          </table:table-cell>
          <table:table-cell table:formula="of:=[.$N$1]*[.D92]" office:value-type="float" office:value="-0.197575786836189" calcext:value-type="float">
            <text:p>-0.197575786836189</text:p>
          </table:table-cell>
          <table:table-cell table:number-columns-repeated="9"/>
        </table:table-row>
        <table:table-row table:style-name="ro1">
          <table:table-cell office:value-type="time" office:time-value="PT15H45M14.296S" calcext:value-type="time">
            <text:p>15:45:14.3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582702" calcext:value-type="float">
            <text:p>-4.58E-10</text:p>
          </table:table-cell>
          <table:table-cell table:formula="of:=[.C93]*10^9" office:value-type="float" office:value="-0.4582702" calcext:value-type="float">
            <text:p>-0.4582702</text:p>
          </table:table-cell>
          <table:table-cell table:formula="of:=[.$N$1]*[.D93]" office:value-type="float" office:value="-0.340854521564797" calcext:value-type="float">
            <text:p>-0.340854521564797</text:p>
          </table:table-cell>
          <table:table-cell table:number-columns-repeated="9"/>
        </table:table-row>
        <table:table-row table:style-name="ro1">
          <table:table-cell office:value-type="time" office:time-value="PT15H45M14.681S" calcext:value-type="time">
            <text:p>15:45:14.6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185951" calcext:value-type="float">
            <text:p>-5.19E-10</text:p>
          </table:table-cell>
          <table:table-cell table:formula="of:=[.C94]*10^9" office:value-type="float" office:value="-0.5185951" calcext:value-type="float">
            <text:p>-0.5185951</text:p>
          </table:table-cell>
          <table:table-cell table:formula="of:=[.$N$1]*[.D94]" office:value-type="float" office:value="-0.385723280056937" calcext:value-type="float">
            <text:p>-0.385723280056937</text:p>
          </table:table-cell>
          <table:table-cell table:number-columns-repeated="9"/>
        </table:table-row>
        <table:table-row table:style-name="ro1">
          <table:table-cell office:value-type="time" office:time-value="PT15H45M15.064S" calcext:value-type="time">
            <text:p>15:45:15.0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86186" calcext:value-type="float">
            <text:p>-2.79E-10</text:p>
          </table:table-cell>
          <table:table-cell table:formula="of:=[.C95]*10^9" office:value-type="float" office:value="-0.2786186" calcext:value-type="float">
            <text:p>-0.2786186</text:p>
          </table:table-cell>
          <table:table-cell table:formula="of:=[.$N$1]*[.D95]" office:value-type="float" office:value="-0.2072323480821" calcext:value-type="float">
            <text:p>-0.2072323480821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94152823833596" calcext:value-type="float">
            <text:p>-0.294152823833596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669777999481209" calcext:value-type="float">
            <text:p>0.066977799948121</text:p>
          </table:table-cell>
          <table:table-cell/>
          <table:table-cell table:formula="of:=(MAX([.E94:.E98])-MIN([.E94:.E98]))/2" office:value-type="float" office:value="0.0900143165889662" calcext:value-type="float">
            <text:p>0.090014316588966</text:p>
          </table:table-cell>
          <table:table-cell table:number-columns-repeated="2"/>
        </table:table-row>
        <table:table-row table:style-name="ro1">
          <table:table-cell office:value-type="time" office:time-value="PT15H45M15.448S" calcext:value-type="time">
            <text:p>15:45:15.4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65512" calcext:value-type="float">
            <text:p>-2.77E-10</text:p>
          </table:table-cell>
          <table:table-cell table:formula="of:=[.C96]*10^9" office:value-type="float" office:value="-0.2765512" calcext:value-type="float">
            <text:p>-0.2765512</text:p>
          </table:table-cell>
          <table:table-cell table:formula="of:=[.$N$1]*[.D96]" office:value-type="float" office:value="-0.205694646879004" calcext:value-type="float">
            <text:p>-0.205694646879004</text:p>
          </table:table-cell>
          <table:table-cell table:number-columns-repeated="9"/>
        </table:table-row>
        <table:table-row table:style-name="ro1">
          <table:table-cell office:value-type="time" office:time-value="PT15H45M15.832S" calcext:value-type="time">
            <text:p>15:45:15.8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014597" calcext:value-type="float">
            <text:p>-4.01E-10</text:p>
          </table:table-cell>
          <table:table-cell table:formula="of:=[.C97]*10^9" office:value-type="float" office:value="-0.4014597" calcext:value-type="float">
            <text:p>-0.4014597</text:p>
          </table:table-cell>
          <table:table-cell table:formula="of:=[.$N$1]*[.D97]" office:value-type="float" office:value="-0.298599721236613" calcext:value-type="float">
            <text:p>-0.298599721236613</text:p>
          </table:table-cell>
          <table:table-cell table:number-columns-repeated="9"/>
        </table:table-row>
        <table:table-row table:style-name="ro1">
          <table:table-cell office:value-type="time" office:time-value="PT15H45M16.216S" calcext:value-type="time">
            <text:p>15:45:16.2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021802" calcext:value-type="float">
            <text:p>-5.02E-10</text:p>
          </table:table-cell>
          <table:table-cell table:formula="of:=[.C98]*10^9" office:value-type="float" office:value="-0.5021802" calcext:value-type="float">
            <text:p>-0.5021802</text:p>
          </table:table-cell>
          <table:table-cell table:formula="of:=[.$N$1]*[.D98]" office:value-type="float" office:value="-0.373514122913326" calcext:value-type="float">
            <text:p>-0.373514122913326</text:p>
          </table:table-cell>
          <table:table-cell table:number-columns-repeated="9"/>
        </table:table-row>
        <table:table-row table:style-name="ro1">
          <table:table-cell office:value-type="time" office:time-value="PT15H45M16.6S" calcext:value-type="time">
            <text:p>15:45:16.6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270768" calcext:value-type="float">
            <text:p>-3.27E-10</text:p>
          </table:table-cell>
          <table:table-cell table:formula="of:=[.C99]*10^9" office:value-type="float" office:value="-0.3270768" calcext:value-type="float">
            <text:p>-0.3270768</text:p>
          </table:table-cell>
          <table:table-cell table:formula="of:=[.$N$1]*[.D99]" office:value-type="float" office:value="-0.243274832574636" calcext:value-type="float">
            <text:p>-0.243274832574636</text:p>
          </table:table-cell>
          <table:table-cell table:number-columns-repeated="9"/>
        </table:table-row>
        <table:table-row table:style-name="ro1">
          <table:table-cell office:value-type="time" office:time-value="PT15H45M16.984S" calcext:value-type="time">
            <text:p>15:45:16.9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80811" calcext:value-type="float">
            <text:p>-3.48E-10</text:p>
          </table:table-cell>
          <table:table-cell table:formula="of:=[.C100]*10^9" office:value-type="float" office:value="-0.3480811" calcext:value-type="float">
            <text:p>-0.3480811</text:p>
          </table:table-cell>
          <table:table-cell table:formula="of:=[.$N$1]*[.D100]" office:value-type="float" office:value="-0.25889751680613" calcext:value-type="float">
            <text:p>-0.25889751680613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72367330099083" calcext:value-type="float">
            <text:p>-0.272367330099083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698323057781973" calcext:value-type="float">
            <text:p>0.069832305778197</text:p>
          </table:table-cell>
          <table:table-cell/>
          <table:table-cell table:formula="of:=(MAX([.E99:.E103])-MIN([.E99:.E103]))/2" office:value-type="float" office:value="0.0938584580289494" calcext:value-type="float">
            <text:p>0.09385845802895</text:p>
          </table:table-cell>
          <table:table-cell table:number-columns-repeated="2"/>
        </table:table-row>
        <table:table-row table:style-name="ro1">
          <table:table-cell office:value-type="time" office:time-value="PT15H45M17.368S" calcext:value-type="time">
            <text:p>15:45:17.3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930841" calcext:value-type="float">
            <text:p>-4.93E-10</text:p>
          </table:table-cell>
          <table:table-cell table:formula="of:=[.C101]*10^9" office:value-type="float" office:value="-0.4930841" calcext:value-type="float">
            <text:p>-0.4930841</text:p>
          </table:table-cell>
          <table:table-cell table:formula="of:=[.$N$1]*[.D101]" office:value-type="float" office:value="-0.366748579760824" calcext:value-type="float">
            <text:p>-0.366748579760824</text:p>
          </table:table-cell>
          <table:table-cell table:number-columns-repeated="9"/>
        </table:table-row>
        <table:table-row table:style-name="ro1">
          <table:table-cell office:value-type="time" office:time-value="PT15H45M17.752S" calcext:value-type="time">
            <text:p>15:45:17.7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20091" calcext:value-type="float">
            <text:p>-4.22E-10</text:p>
          </table:table-cell>
          <table:table-cell table:formula="of:=[.C102]*10^9" office:value-type="float" office:value="-0.4220091" calcext:value-type="float">
            <text:p>-0.4220091</text:p>
          </table:table-cell>
          <table:table-cell table:formula="of:=[.$N$1]*[.D102]" office:value-type="float" office:value="-0.313884057650903" calcext:value-type="float">
            <text:p>-0.313884057650903</text:p>
          </table:table-cell>
          <table:table-cell table:number-columns-repeated="9"/>
        </table:table-row>
        <table:table-row table:style-name="ro1">
          <table:table-cell office:value-type="time" office:time-value="PT15H45M18.136S" calcext:value-type="time">
            <text:p>15:45:18.1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407035" calcext:value-type="float">
            <text:p>-2.41E-10</text:p>
          </table:table-cell>
          <table:table-cell table:formula="of:=[.C103]*10^9" office:value-type="float" office:value="-0.2407035" calcext:value-type="float">
            <text:p>-0.2407035</text:p>
          </table:table-cell>
          <table:table-cell table:formula="of:=[.$N$1]*[.D103]" office:value-type="float" office:value="-0.179031663702925" calcext:value-type="float">
            <text:p>-0.179031663702925</text:p>
          </table:table-cell>
          <table:table-cell table:number-columns-repeated="9"/>
        </table:table-row>
        <table:table-row table:style-name="ro1">
          <table:table-cell office:value-type="time" office:time-value="PT15H45M18.52S" calcext:value-type="time">
            <text:p>15:45:18.5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02073" calcext:value-type="float">
            <text:p>-3.10E-10</text:p>
          </table:table-cell>
          <table:table-cell table:formula="of:=[.C104]*10^9" office:value-type="float" office:value="-0.3102073" calcext:value-type="float">
            <text:p>-0.3102073</text:p>
          </table:table-cell>
          <table:table-cell table:formula="of:=[.$N$1]*[.D104]" office:value-type="float" office:value="-0.230727550749334" calcext:value-type="float">
            <text:p>-0.230727550749334</text:p>
          </table:table-cell>
          <table:table-cell table:number-columns-repeated="9"/>
        </table:table-row>
        <table:table-row table:style-name="ro1">
          <table:table-cell office:value-type="time" office:time-value="PT15H45M18.903S" calcext:value-type="time">
            <text:p>15:45:18.9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253348" calcext:value-type="float">
            <text:p>-5.25E-10</text:p>
          </table:table-cell>
          <table:table-cell table:formula="of:=[.C105]*10^9" office:value-type="float" office:value="-0.5253348" calcext:value-type="float">
            <text:p>-0.5253348</text:p>
          </table:table-cell>
          <table:table-cell table:formula="of:=[.$N$1]*[.D105]" office:value-type="float" office:value="-0.390736168128188" calcext:value-type="float">
            <text:p>-0.39073616812818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87356458228808" calcext:value-type="float">
            <text:p>-0.287356458228808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75917263477873" calcext:value-type="float">
            <text:p>0.075917263477873</text:p>
          </table:table-cell>
          <table:table-cell/>
          <table:table-cell table:formula="of:=(MAX([.E104:.E108])-MIN([.E104:.E108]))/2" office:value-type="float" office:value="0.102038829095028" calcext:value-type="float">
            <text:p>0.102038829095028</text:p>
          </table:table-cell>
          <table:table-cell table:number-columns-repeated="2"/>
        </table:table-row>
        <table:table-row table:style-name="ro1">
          <table:table-cell office:value-type="time" office:time-value="PT15H45M19.286S" calcext:value-type="time">
            <text:p>15:45:19.2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09576" calcext:value-type="float">
            <text:p>-2.51E-10</text:p>
          </table:table-cell>
          <table:table-cell table:formula="of:=[.C106]*10^9" office:value-type="float" office:value="-0.2509576" calcext:value-type="float">
            <text:p>-0.2509576</text:p>
          </table:table-cell>
          <table:table-cell table:formula="of:=[.$N$1]*[.D106]" office:value-type="float" office:value="-0.186658509938132" calcext:value-type="float">
            <text:p>-0.186658509938132</text:p>
          </table:table-cell>
          <table:table-cell table:number-columns-repeated="9"/>
        </table:table-row>
        <table:table-row table:style-name="ro1">
          <table:table-cell office:value-type="time" office:time-value="PT15H45M19.671S" calcext:value-type="time">
            <text:p>15:45:19.6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19087" calcext:value-type="float">
            <text:p>-3.22E-10</text:p>
          </table:table-cell>
          <table:table-cell table:formula="of:=[.C107]*10^9" office:value-type="float" office:value="-0.3219087" calcext:value-type="float">
            <text:p>-0.3219087</text:p>
          </table:table-cell>
          <table:table-cell table:formula="of:=[.$N$1]*[.D107]" office:value-type="float" office:value="-0.239430877080914" calcext:value-type="float">
            <text:p>-0.239430877080914</text:p>
          </table:table-cell>
          <table:table-cell table:number-columns-repeated="9"/>
        </table:table-row>
        <table:table-row table:style-name="ro1">
          <table:table-cell office:value-type="time" office:time-value="PT15H45M20.055S" calcext:value-type="time">
            <text:p>15:45:20.0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233087" calcext:value-type="float">
            <text:p>-5.23E-10</text:p>
          </table:table-cell>
          <table:table-cell table:formula="of:=[.C108]*10^9" office:value-type="float" office:value="-0.5233087" calcext:value-type="float">
            <text:p>-0.5233087</text:p>
          </table:table-cell>
          <table:table-cell table:formula="of:=[.$N$1]*[.D108]" office:value-type="float" office:value="-0.389229185247472" calcext:value-type="float">
            <text:p>-0.389229185247472</text:p>
          </table:table-cell>
          <table:table-cell table:number-columns-repeated="9"/>
        </table:table-row>
        <table:table-row table:style-name="ro1">
          <table:table-cell office:value-type="time" office:time-value="PT15H45M20.439S" calcext:value-type="time">
            <text:p>15:45:20.4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133445" calcext:value-type="float">
            <text:p>-5.13E-10</text:p>
          </table:table-cell>
          <table:table-cell table:formula="of:=[.C109]*10^9" office:value-type="float" office:value="-0.5133445" calcext:value-type="float">
            <text:p>-0.5133445</text:p>
          </table:table-cell>
          <table:table-cell table:formula="of:=[.$N$1]*[.D109]" office:value-type="float" office:value="-0.38181796229696" calcext:value-type="float">
            <text:p>-0.38181796229696</text:p>
          </table:table-cell>
          <table:table-cell table:number-columns-repeated="9"/>
        </table:table-row>
        <table:table-row table:style-name="ro1">
          <table:table-cell office:value-type="time" office:time-value="PT15H45M20.823S" calcext:value-type="time">
            <text:p>15:45:20.8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359485" calcext:value-type="float">
            <text:p>-2.36E-10</text:p>
          </table:table-cell>
          <table:table-cell table:formula="of:=[.C110]*10^9" office:value-type="float" office:value="-0.2359485" calcext:value-type="float">
            <text:p>-0.2359485</text:p>
          </table:table-cell>
          <table:table-cell table:formula="of:=[.$N$1]*[.D110]" office:value-type="float" office:value="-0.175494965811505" calcext:value-type="float">
            <text:p>-0.17549496581150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89423139356274" calcext:value-type="float">
            <text:p>-0.289423139356274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803424832158515" calcext:value-type="float">
            <text:p>0.080342483215852</text:p>
          </table:table-cell>
          <table:table-cell/>
          <table:table-cell table:formula="of:=(MAX([.E109:.E113])-MIN([.E109:.E113]))/2" office:value-type="float" office:value="0.107989667297926" calcext:value-type="float">
            <text:p>0.107989667297926</text:p>
          </table:table-cell>
          <table:table-cell table:number-columns-repeated="2"/>
        </table:table-row>
        <table:table-row table:style-name="ro1">
          <table:table-cell office:value-type="time" office:time-value="PT15H45M21.206S" calcext:value-type="time">
            <text:p>15:45:21.2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41237" calcext:value-type="float">
            <text:p>-3.64E-10</text:p>
          </table:table-cell>
          <table:table-cell table:formula="of:=[.C111]*10^9" office:value-type="float" office:value="-0.3641237" calcext:value-type="float">
            <text:p>-0.3641237</text:p>
          </table:table-cell>
          <table:table-cell table:formula="of:=[.$N$1]*[.D111]" office:value-type="float" office:value="-0.270829762777296" calcext:value-type="float">
            <text:p>-0.270829762777296</text:p>
          </table:table-cell>
          <table:table-cell table:number-columns-repeated="9"/>
        </table:table-row>
        <table:table-row table:style-name="ro1">
          <table:table-cell office:value-type="time" office:time-value="PT15H45M21.589S" calcext:value-type="time">
            <text:p>15:45:21.5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63272" calcext:value-type="float">
            <text:p>-5.26E-10</text:p>
          </table:table-cell>
          <table:table-cell table:formula="of:=[.C112]*10^9" office:value-type="float" office:value="-0.5263272" calcext:value-type="float">
            <text:p>-0.5263272</text:p>
          </table:table-cell>
          <table:table-cell table:formula="of:=[.$N$1]*[.D112]" office:value-type="float" office:value="-0.391474300407357" calcext:value-type="float">
            <text:p>-0.391474300407357</text:p>
          </table:table-cell>
          <table:table-cell table:number-columns-repeated="9"/>
        </table:table-row>
        <table:table-row table:style-name="ro1">
          <table:table-cell office:value-type="time" office:time-value="PT15H45M21.973S" calcext:value-type="time">
            <text:p>15:45:21.9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058662" calcext:value-type="float">
            <text:p>-3.06E-10</text:p>
          </table:table-cell>
          <table:table-cell table:formula="of:=[.C113]*10^9" office:value-type="float" office:value="-0.3058662" calcext:value-type="float">
            <text:p>-0.3058662</text:p>
          </table:table-cell>
          <table:table-cell table:formula="of:=[.$N$1]*[.D113]" office:value-type="float" office:value="-0.227498705488253" calcext:value-type="float">
            <text:p>-0.227498705488253</text:p>
          </table:table-cell>
          <table:table-cell table:number-columns-repeated="9"/>
        </table:table-row>
        <table:table-row table:style-name="ro1">
          <table:table-cell office:value-type="time" office:time-value="PT15H45M22.358S" calcext:value-type="time">
            <text:p>15:45:22.3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601126" calcext:value-type="float">
            <text:p>-3.60E-10</text:p>
          </table:table-cell>
          <table:table-cell table:formula="of:=[.C114]*10^9" office:value-type="float" office:value="-0.3601126" calcext:value-type="float">
            <text:p>-0.3601126</text:p>
          </table:table-cell>
          <table:table-cell table:formula="of:=[.$N$1]*[.D114]" office:value-type="float" office:value="-0.267846366581234" calcext:value-type="float">
            <text:p>-0.267846366581234</text:p>
          </table:table-cell>
          <table:table-cell table:number-columns-repeated="9"/>
        </table:table-row>
        <table:table-row table:style-name="ro1">
          <table:table-cell office:value-type="time" office:time-value="PT15H45M22.742S" calcext:value-type="time">
            <text:p>15:45:22.7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063563" calcext:value-type="float">
            <text:p>-5.06E-10</text:p>
          </table:table-cell>
          <table:table-cell table:formula="of:=[.C115]*10^9" office:value-type="float" office:value="-0.5063563" calcext:value-type="float">
            <text:p>-0.5063563</text:p>
          </table:table-cell>
          <table:table-cell table:formula="of:=[.$N$1]*[.D115]" office:value-type="float" office:value="-0.376620243641897" calcext:value-type="float">
            <text:p>-0.376620243641897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10095261256156" calcext:value-type="float">
            <text:p>-0.31009526125615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55721368000116" calcext:value-type="float">
            <text:p>0.055721368000116</text:p>
          </table:table-cell>
          <table:table-cell/>
          <table:table-cell table:formula="of:=(MAX([.E114:.E118])-MIN([.E114:.E118]))/2" office:value-type="float" office:value="0.0748683613823947" calcext:value-type="float">
            <text:p>0.074868361382395</text:p>
          </table:table-cell>
          <table:table-cell table:number-columns-repeated="2"/>
        </table:table-row>
        <table:table-row table:style-name="ro1">
          <table:table-cell office:value-type="time" office:time-value="PT15H45M23.126S" calcext:value-type="time">
            <text:p>15:45:23.1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047031" calcext:value-type="float">
            <text:p>-5.05E-10</text:p>
          </table:table-cell>
          <table:table-cell table:formula="of:=[.C116]*10^9" office:value-type="float" office:value="-0.5047031" calcext:value-type="float">
            <text:p>-0.5047031</text:p>
          </table:table-cell>
          <table:table-cell table:formula="of:=[.$N$1]*[.D116]" office:value-type="float" office:value="-0.375390618204653" calcext:value-type="float">
            <text:p>-0.375390618204653</text:p>
          </table:table-cell>
          <table:table-cell table:number-columns-repeated="9"/>
        </table:table-row>
        <table:table-row table:style-name="ro1">
          <table:table-cell office:value-type="time" office:time-value="PT15H45M23.509S" calcext:value-type="time">
            <text:p>15:45:23.5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050391" calcext:value-type="float">
            <text:p>-3.05E-10</text:p>
          </table:table-cell>
          <table:table-cell table:formula="of:=[.C117]*10^9" office:value-type="float" office:value="-0.3050391" calcext:value-type="float">
            <text:p>-0.3050391</text:p>
          </table:table-cell>
          <table:table-cell table:formula="of:=[.$N$1]*[.D117]" office:value-type="float" office:value="-0.226883520877108" calcext:value-type="float">
            <text:p>-0.226883520877108</text:p>
          </table:table-cell>
          <table:table-cell table:number-columns-repeated="9"/>
        </table:table-row>
        <table:table-row table:style-name="ro1">
          <table:table-cell office:value-type="time" office:time-value="PT15H45M23.892S" calcext:value-type="time">
            <text:p>15:45:23.8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083647" calcext:value-type="float">
            <text:p>-4.08E-10</text:p>
          </table:table-cell>
          <table:table-cell table:formula="of:=[.C118]*10^9" office:value-type="float" office:value="-0.4083647" calcext:value-type="float">
            <text:p>-0.4083647</text:p>
          </table:table-cell>
          <table:table-cell table:formula="of:=[.$N$1]*[.D118]" office:value-type="float" office:value="-0.303735556975889" calcext:value-type="float">
            <text:p>-0.303735556975889</text:p>
          </table:table-cell>
          <table:table-cell table:number-columns-repeated="9"/>
        </table:table-row>
        <table:table-row table:style-name="ro1">
          <table:table-cell office:value-type="time" office:time-value="PT15H45M24.277S" calcext:value-type="time">
            <text:p>15:45:24.2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70359" calcext:value-type="float">
            <text:p>-5.37E-10</text:p>
          </table:table-cell>
          <table:table-cell table:formula="of:=[.C119]*10^9" office:value-type="float" office:value="-0.5370359" calcext:value-type="float">
            <text:p>-0.5370359</text:p>
          </table:table-cell>
          <table:table-cell table:formula="of:=[.$N$1]*[.D119]" office:value-type="float" office:value="-0.399439271324255" calcext:value-type="float">
            <text:p>-0.399439271324255</text:p>
          </table:table-cell>
          <table:table-cell table:number-columns-repeated="9"/>
        </table:table-row>
        <table:table-row table:style-name="ro1">
          <table:table-cell office:value-type="time" office:time-value="PT15H45M24.661S" calcext:value-type="time">
            <text:p>15:45:24.6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737986" calcext:value-type="float">
            <text:p>-3.74E-10</text:p>
          </table:table-cell>
          <table:table-cell table:formula="of:=[.C120]*10^9" office:value-type="float" office:value="-0.3737986" calcext:value-type="float">
            <text:p>-0.3737986</text:p>
          </table:table-cell>
          <table:table-cell table:formula="of:=[.$N$1]*[.D120]" office:value-type="float" office:value="-0.278025808714141" calcext:value-type="float">
            <text:p>-0.27802580871414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32717230528555" calcext:value-type="float">
            <text:p>-0.33271723052855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593383711839246" calcext:value-type="float">
            <text:p>0.059338371183925</text:p>
          </table:table-cell>
          <table:table-cell/>
          <table:table-cell table:formula="of:=(MAX([.E119:.E123])-MIN([.E119:.E123]))/2" office:value-type="float" office:value="0.0797274718954867" calcext:value-type="float">
            <text:p>0.079727471895487</text:p>
          </table:table-cell>
          <table:table-cell table:number-columns-repeated="2"/>
        </table:table-row>
        <table:table-row table:style-name="ro1">
          <table:table-cell office:value-type="time" office:time-value="PT15H45M25.045S" calcext:value-type="time">
            <text:p>15:45:25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292682" calcext:value-type="float">
            <text:p>-3.29E-10</text:p>
          </table:table-cell>
          <table:table-cell table:formula="of:=[.C121]*10^9" office:value-type="float" office:value="-0.3292682" calcext:value-type="float">
            <text:p>-0.3292682</text:p>
          </table:table-cell>
          <table:table-cell table:formula="of:=[.$N$1]*[.D121]" office:value-type="float" office:value="-0.244904763123376" calcext:value-type="float">
            <text:p>-0.244904763123376</text:p>
          </table:table-cell>
          <table:table-cell table:number-columns-repeated="9"/>
        </table:table-row>
        <table:table-row table:style-name="ro1">
          <table:table-cell office:value-type="time" office:time-value="PT15H45M25.429S" calcext:value-type="time">
            <text:p>15:45:25.4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436513" calcext:value-type="float">
            <text:p>-5.44E-10</text:p>
          </table:table-cell>
          <table:table-cell table:formula="of:=[.C122]*10^9" office:value-type="float" office:value="-0.5436513" calcext:value-type="float">
            <text:p>-0.5436513</text:p>
          </table:table-cell>
          <table:table-cell table:formula="of:=[.$N$1]*[.D122]" office:value-type="float" office:value="-0.404359706914349" calcext:value-type="float">
            <text:p>-0.404359706914349</text:p>
          </table:table-cell>
          <table:table-cell table:number-columns-repeated="9"/>
        </table:table-row>
        <table:table-row table:style-name="ro1">
          <table:table-cell office:value-type="time" office:time-value="PT15H45M25.813S" calcext:value-type="time">
            <text:p>15:45:25.8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528951" calcext:value-type="float">
            <text:p>-4.53E-10</text:p>
          </table:table-cell>
          <table:table-cell table:formula="of:=[.C123]*10^9" office:value-type="float" office:value="-0.4528951" calcext:value-type="float">
            <text:p>-0.4528951</text:p>
          </table:table-cell>
          <table:table-cell table:formula="of:=[.$N$1]*[.D123]" office:value-type="float" office:value="-0.336856602566654" calcext:value-type="float">
            <text:p>-0.336856602566654</text:p>
          </table:table-cell>
          <table:table-cell table:number-columns-repeated="9"/>
        </table:table-row>
        <table:table-row table:style-name="ro1">
          <table:table-cell office:value-type="time" office:time-value="PT15H45M26.196S" calcext:value-type="time">
            <text:p>15:45:26.2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565157" calcext:value-type="float">
            <text:p>-3.57E-10</text:p>
          </table:table-cell>
          <table:table-cell table:formula="of:=[.C124]*10^9" office:value-type="float" office:value="-0.3565157" calcext:value-type="float">
            <text:p>-0.3565157</text:p>
          </table:table-cell>
          <table:table-cell table:formula="of:=[.$N$1]*[.D124]" office:value-type="float" office:value="-0.265171046151024" calcext:value-type="float">
            <text:p>-0.265171046151024</text:p>
          </table:table-cell>
          <table:table-cell table:number-columns-repeated="9"/>
        </table:table-row>
        <table:table-row table:style-name="ro1">
          <table:table-cell office:value-type="time" office:time-value="PT15H45M26.58S" calcext:value-type="time">
            <text:p>15:45:26.5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249622" calcext:value-type="float">
            <text:p>-5.25E-10</text:p>
          </table:table-cell>
          <table:table-cell table:formula="of:=[.C125]*10^9" office:value-type="float" office:value="-0.5249622" calcext:value-type="float">
            <text:p>-0.5249622</text:p>
          </table:table-cell>
          <table:table-cell table:formula="of:=[.$N$1]*[.D125]" office:value-type="float" office:value="-0.39045903382023" calcext:value-type="float">
            <text:p>-0.3904590338202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02991176902338" calcext:value-type="float">
            <text:p>-0.30299117690233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631497674643443" calcext:value-type="float">
            <text:p>0.063149767464344</text:p>
          </table:table-cell>
          <table:table-cell/>
          <table:table-cell table:formula="of:=(MAX([.E124:.E128])-MIN([.E124:.E128]))/2" office:value-type="float" office:value="0.0848631588777531" calcext:value-type="float">
            <text:p>0.084863158877753</text:p>
          </table:table-cell>
          <table:table-cell table:number-columns-repeated="2"/>
        </table:table-row>
        <table:table-row table:style-name="ro1">
          <table:table-cell office:value-type="time" office:time-value="PT15H45M26.963S" calcext:value-type="time">
            <text:p>15:45:26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905207" calcext:value-type="float">
            <text:p>-4.91E-10</text:p>
          </table:table-cell>
          <table:table-cell table:formula="of:=[.C126]*10^9" office:value-type="float" office:value="-0.4905207" calcext:value-type="float">
            <text:p>-0.4905207</text:p>
          </table:table-cell>
          <table:table-cell table:formula="of:=[.$N$1]*[.D126]" office:value-type="float" office:value="-0.364841961175153" calcext:value-type="float">
            <text:p>-0.364841961175153</text:p>
          </table:table-cell>
          <table:table-cell table:number-columns-repeated="9"/>
        </table:table-row>
        <table:table-row table:style-name="ro1">
          <table:table-cell office:value-type="time" office:time-value="PT15H45M27.348S" calcext:value-type="time">
            <text:p>15:45:27.3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967695" calcext:value-type="float">
            <text:p>-2.97E-10</text:p>
          </table:table-cell>
          <table:table-cell table:formula="of:=[.C127]*10^9" office:value-type="float" office:value="-0.2967695" calcext:value-type="float">
            <text:p>-0.2967695</text:p>
          </table:table-cell>
          <table:table-cell table:formula="of:=[.$N$1]*[.D127]" office:value-type="float" office:value="-0.220732716064724" calcext:value-type="float">
            <text:p>-0.220732716064724</text:p>
          </table:table-cell>
          <table:table-cell table:number-columns-repeated="9"/>
        </table:table-row>
        <table:table-row table:style-name="ro1">
          <table:table-cell office:value-type="time" office:time-value="PT15H45M27.732S" calcext:value-type="time">
            <text:p>15:45:27.7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680514" calcext:value-type="float">
            <text:p>-3.68E-10</text:p>
          </table:table-cell>
          <table:table-cell table:formula="of:=[.C128]*10^9" office:value-type="float" office:value="-0.3680514" calcext:value-type="float">
            <text:p>-0.3680514</text:p>
          </table:table-cell>
          <table:table-cell table:formula="of:=[.$N$1]*[.D128]" office:value-type="float" office:value="-0.273751127300562" calcext:value-type="float">
            <text:p>-0.273751127300562</text:p>
          </table:table-cell>
          <table:table-cell table:number-columns-repeated="9"/>
        </table:table-row>
        <table:table-row table:style-name="ro1">
          <table:table-cell office:value-type="time" office:time-value="PT15H45M28.116S" calcext:value-type="time">
            <text:p>15:45:28.1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950272" calcext:value-type="float">
            <text:p>-4.95E-10</text:p>
          </table:table-cell>
          <table:table-cell table:formula="of:=[.C129]*10^9" office:value-type="float" office:value="-0.4950272" calcext:value-type="float">
            <text:p>-0.4950272</text:p>
          </table:table-cell>
          <table:table-cell table:formula="of:=[.$N$1]*[.D129]" office:value-type="float" office:value="-0.368193828482763" calcext:value-type="float">
            <text:p>-0.368193828482763</text:p>
          </table:table-cell>
          <table:table-cell table:number-columns-repeated="9"/>
        </table:table-row>
        <table:table-row table:style-name="ro1">
          <table:table-cell office:value-type="time" office:time-value="PT15H45M28.499S" calcext:value-type="time">
            <text:p>15:45:28.5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43202" calcext:value-type="float">
            <text:p>-3.43E-10</text:p>
          </table:table-cell>
          <table:table-cell table:formula="of:=[.C130]*10^9" office:value-type="float" office:value="-0.343202" calcext:value-type="float">
            <text:p>-0.343202</text:p>
          </table:table-cell>
          <table:table-cell table:formula="of:=[.$N$1]*[.D130]" office:value-type="float" office:value="-0.255268515190561" calcext:value-type="float">
            <text:p>-0.25526851519056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29611139551385" calcext:value-type="float">
            <text:p>-0.329611139551385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64458369539532" calcext:value-type="float">
            <text:p>0.064458369539532</text:p>
          </table:table-cell>
          <table:table-cell/>
          <table:table-cell table:formula="of:=(MAX([.E129:.E133])-MIN([.E129:.E133]))/2" office:value-type="float" office:value="0.0866161486622732" calcext:value-type="float">
            <text:p>0.086616148662273</text:p>
          </table:table-cell>
          <table:table-cell table:number-columns-repeated="2"/>
        </table:table-row>
        <table:table-row table:style-name="ro1">
          <table:table-cell office:value-type="time" office:time-value="PT15H45M28.883S" calcext:value-type="time">
            <text:p>15:45:28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993096" calcext:value-type="float">
            <text:p>-3.99E-10</text:p>
          </table:table-cell>
          <table:table-cell table:formula="of:=[.C131]*10^9" office:value-type="float" office:value="-0.3993096" calcext:value-type="float">
            <text:p>-0.3993096</text:p>
          </table:table-cell>
          <table:table-cell table:formula="of:=[.$N$1]*[.D131]" office:value-type="float" office:value="-0.297000509010253" calcext:value-type="float">
            <text:p>-0.297000509010253</text:p>
          </table:table-cell>
          <table:table-cell table:number-columns-repeated="9"/>
        </table:table-row>
        <table:table-row table:style-name="ro1">
          <table:table-cell office:value-type="time" office:time-value="PT15H45M29.266S" calcext:value-type="time">
            <text:p>15:45:29.2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761084" calcext:value-type="float">
            <text:p>-5.76E-10</text:p>
          </table:table-cell>
          <table:table-cell table:formula="of:=[.C132]*10^9" office:value-type="float" office:value="-0.5761084" calcext:value-type="float">
            <text:p>-0.5761084</text:p>
          </table:table-cell>
          <table:table-cell table:formula="of:=[.$N$1]*[.D132]" office:value-type="float" office:value="-0.428500812515108" calcext:value-type="float">
            <text:p>-0.428500812515108</text:p>
          </table:table-cell>
          <table:table-cell table:number-columns-repeated="9"/>
        </table:table-row>
        <table:table-row table:style-name="ro1">
          <table:table-cell office:value-type="time" office:time-value="PT15H45M29.65S" calcext:value-type="time">
            <text:p>15:45:29.6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021216" calcext:value-type="float">
            <text:p>-4.02E-10</text:p>
          </table:table-cell>
          <table:table-cell table:formula="of:=[.C133]*10^9" office:value-type="float" office:value="-0.4021216" calcext:value-type="float">
            <text:p>-0.4021216</text:p>
          </table:table-cell>
          <table:table-cell table:formula="of:=[.$N$1]*[.D133]" office:value-type="float" office:value="-0.299092032558239" calcext:value-type="float">
            <text:p>-0.299092032558239</text:p>
          </table:table-cell>
          <table:table-cell table:number-columns-repeated="9"/>
        </table:table-row>
        <table:table-row table:style-name="ro1">
          <table:table-cell office:value-type="time" office:time-value="PT15H45M30.035S" calcext:value-type="time">
            <text:p>15:45:30.0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684652" calcext:value-type="float">
            <text:p>-3.68E-10</text:p>
          </table:table-cell>
          <table:table-cell table:formula="of:=[.C134]*10^9" office:value-type="float" office:value="-0.3684652" calcext:value-type="float">
            <text:p>-0.3684652</text:p>
          </table:table-cell>
          <table:table-cell table:formula="of:=[.$N$1]*[.D134]" office:value-type="float" office:value="-0.274058905552396" calcext:value-type="float">
            <text:p>-0.274058905552396</text:p>
          </table:table-cell>
          <table:table-cell table:number-columns-repeated="9"/>
        </table:table-row>
        <table:table-row table:style-name="ro1">
          <table:table-cell office:value-type="time" office:time-value="PT15H45M30.41S" calcext:value-type="time">
            <text:p>15:45:30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017432" calcext:value-type="float">
            <text:p>-6.02E-10</text:p>
          </table:table-cell>
          <table:table-cell table:formula="of:=[.C135]*10^9" office:value-type="float" office:value="-0.6017432" calcext:value-type="float">
            <text:p>-0.6017432</text:p>
          </table:table-cell>
          <table:table-cell table:formula="of:=[.$N$1]*[.D135]" office:value-type="float" office:value="-0.447567593399855" calcext:value-type="float">
            <text:p>-0.44756759339985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72942286094633" calcext:value-type="float">
            <text:p>-0.372942286094633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6738241760635" calcext:value-type="float">
            <text:p>0.06738241760635</text:p>
          </table:table-cell>
          <table:table-cell/>
          <table:table-cell table:formula="of:=(MAX([.E134:.E138])-MIN([.E134:.E138]))/2" office:value-type="float" office:value="0.0905370115297013" calcext:value-type="float">
            <text:p>0.090537011529701</text:p>
          </table:table-cell>
          <table:table-cell table:number-columns-repeated="2"/>
        </table:table-row>
        <table:table-row table:style-name="ro1">
          <table:table-cell office:value-type="time" office:time-value="PT15H45M30.787S" calcext:value-type="time">
            <text:p>15:45:30.7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19146" calcext:value-type="float">
            <text:p>-6.12E-10</text:p>
          </table:table-cell>
          <table:table-cell table:formula="of:=[.C136]*10^9" office:value-type="float" office:value="-0.6119146" calcext:value-type="float">
            <text:p>-0.6119146</text:p>
          </table:table-cell>
          <table:table-cell table:formula="of:=[.$N$1]*[.D136]" office:value-type="float" office:value="-0.455132928611798" calcext:value-type="float">
            <text:p>-0.455132928611798</text:p>
          </table:table-cell>
          <table:table-cell table:number-columns-repeated="9"/>
        </table:table-row>
        <table:table-row table:style-name="ro1">
          <table:table-cell office:value-type="time" office:time-value="PT15H45M31.17S" calcext:value-type="time">
            <text:p>15:45:31.1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858898" calcext:value-type="float">
            <text:p>-4.86E-10</text:p>
          </table:table-cell>
          <table:table-cell table:formula="of:=[.C137]*10^9" office:value-type="float" office:value="-0.4858898" calcext:value-type="float">
            <text:p>-0.4858898</text:p>
          </table:table-cell>
          <table:table-cell table:formula="of:=[.$N$1]*[.D137]" office:value-type="float" office:value="-0.361397567007881" calcext:value-type="float">
            <text:p>-0.361397567007881</text:p>
          </table:table-cell>
          <table:table-cell table:number-columns-repeated="9"/>
        </table:table-row>
        <table:table-row table:style-name="ro1">
          <table:table-cell office:value-type="time" office:time-value="PT15H45M31.553S" calcext:value-type="time">
            <text:p>15:45:31.5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390441" calcext:value-type="float">
            <text:p>-4.39E-10</text:p>
          </table:table-cell>
          <table:table-cell table:formula="of:=[.C138]*10^9" office:value-type="float" office:value="-0.4390441" calcext:value-type="float">
            <text:p>-0.4390441</text:p>
          </table:table-cell>
          <table:table-cell table:formula="of:=[.$N$1]*[.D138]" office:value-type="float" office:value="-0.326554435901237" calcext:value-type="float">
            <text:p>-0.326554435901237</text:p>
          </table:table-cell>
          <table:table-cell table:number-columns-repeated="9"/>
        </table:table-row>
        <table:table-row table:style-name="ro1">
          <table:table-cell office:value-type="time" office:time-value="PT15H45M31.938S" calcext:value-type="time">
            <text:p>15:45:31.9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766045" calcext:value-type="float">
            <text:p>-5.77E-10</text:p>
          </table:table-cell>
          <table:table-cell table:formula="of:=[.C139]*10^9" office:value-type="float" office:value="-0.5766045" calcext:value-type="float">
            <text:p>-0.5766045</text:p>
          </table:table-cell>
          <table:table-cell table:formula="of:=[.$N$1]*[.D139]" office:value-type="float" office:value="-0.428869804276187" calcext:value-type="float">
            <text:p>-0.428869804276187</text:p>
          </table:table-cell>
          <table:table-cell table:number-columns-repeated="9"/>
        </table:table-row>
        <table:table-row table:style-name="ro1">
          <table:table-cell office:value-type="time" office:time-value="PT15H45M32.314S" calcext:value-type="time">
            <text:p>15:45:32.3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79336" calcext:value-type="float">
            <text:p>-5.18E-10</text:p>
          </table:table-cell>
          <table:table-cell table:formula="of:=[.C140]*10^9" office:value-type="float" office:value="-0.5179336" calcext:value-type="float">
            <text:p>-0.5179336</text:p>
          </table:table-cell>
          <table:table-cell table:formula="of:=[.$N$1]*[.D140]" office:value-type="float" office:value="-0.385231266249329" calcext:value-type="float">
            <text:p>-0.38523126624932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350191121359829" calcext:value-type="float">
            <text:p>-0.35019112135982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659487090629111" calcext:value-type="float">
            <text:p>0.065948709062911</text:p>
          </table:table-cell>
          <table:table-cell/>
          <table:table-cell table:formula="of:=(MAX([.E139:.E143])-MIN([.E139:.E143]))/2" office:value-type="float" office:value="0.0886150709720926" calcext:value-type="float">
            <text:p>0.088615070972093</text:p>
          </table:table-cell>
          <table:table-cell table:number-columns-repeated="2"/>
        </table:table-row>
        <table:table-row table:style-name="ro1">
          <table:table-cell office:value-type="time" office:time-value="PT15H45M32.69S" calcext:value-type="time">
            <text:p>15:45:32.6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975731" calcext:value-type="float">
            <text:p>-3.98E-10</text:p>
          </table:table-cell>
          <table:table-cell table:formula="of:=[.C141]*10^9" office:value-type="float" office:value="-0.3975731" calcext:value-type="float">
            <text:p>-0.3975731</text:p>
          </table:table-cell>
          <table:table-cell table:formula="of:=[.$N$1]*[.D141]" office:value-type="float" office:value="-0.295708926278718" calcext:value-type="float">
            <text:p>-0.295708926278718</text:p>
          </table:table-cell>
          <table:table-cell table:number-columns-repeated="9"/>
        </table:table-row>
        <table:table-row table:style-name="ro1">
          <table:table-cell office:value-type="time" office:time-value="PT15H45M33.074S" calcext:value-type="time">
            <text:p>15:45:33.0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383231" calcext:value-type="float">
            <text:p>-3.38E-10</text:p>
          </table:table-cell>
          <table:table-cell table:formula="of:=[.C142]*10^9" office:value-type="float" office:value="-0.3383231" calcext:value-type="float">
            <text:p>-0.3383231</text:p>
          </table:table-cell>
          <table:table-cell table:formula="of:=[.$N$1]*[.D142]" office:value-type="float" office:value="-0.251639662332002" calcext:value-type="float">
            <text:p>-0.251639662332002</text:p>
          </table:table-cell>
          <table:table-cell table:number-columns-repeated="9"/>
        </table:table-row>
        <table:table-row table:style-name="ro1">
          <table:table-cell office:value-type="time" office:time-value="PT15H45M33.458S" calcext:value-type="time">
            <text:p>15:45:33.4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236808" calcext:value-type="float">
            <text:p>-5.24E-10</text:p>
          </table:table-cell>
          <table:table-cell table:formula="of:=[.C143]*10^9" office:value-type="float" office:value="-0.5236808" calcext:value-type="float">
            <text:p>-0.5236808</text:p>
          </table:table-cell>
          <table:table-cell table:formula="of:=[.$N$1]*[.D143]" office:value-type="float" office:value="-0.389505947662908" calcext:value-type="float">
            <text:p>-0.389505947662908</text:p>
          </table:table-cell>
          <table:table-cell table:number-columns-repeated="9"/>
        </table:table-row>
        <table:table-row table:style-name="ro1">
          <table:table-cell office:value-type="time" office:time-value="PT15H45M33.842S" calcext:value-type="time">
            <text:p>15:45:33.8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505738" calcext:value-type="float">
            <text:p>-6.51E-10</text:p>
          </table:table-cell>
          <table:table-cell table:formula="of:=[.C144]*10^9" office:value-type="float" office:value="-0.6505738" calcext:value-type="float">
            <text:p>-0.6505738</text:p>
          </table:table-cell>
          <table:table-cell table:formula="of:=[.$N$1]*[.D144]" office:value-type="float" office:value="-0.48388706344334" calcext:value-type="float">
            <text:p>-0.48388706344334</text:p>
          </table:table-cell>
          <table:table-cell table:number-columns-repeated="9"/>
        </table:table-row>
        <table:table-row table:style-name="ro1">
          <table:table-cell office:value-type="time" office:time-value="PT15H45M34.225S" calcext:value-type="time">
            <text:p>15:45:34.2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957952" calcext:value-type="float">
            <text:p>-3.96E-10</text:p>
          </table:table-cell>
          <table:table-cell table:formula="of:=[.C145]*10^9" office:value-type="float" office:value="-0.3957952" calcext:value-type="float">
            <text:p>-0.3957952</text:p>
          </table:table-cell>
          <table:table-cell table:formula="of:=[.$N$1]*[.D145]" office:value-type="float" office:value="-0.294386550846298" calcext:value-type="float">
            <text:p>-0.294386550846298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398196555270209" calcext:value-type="float">
            <text:p>-0.398196555270209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705199477010175" calcext:value-type="float">
            <text:p>0.070519947701018</text:p>
          </table:table-cell>
          <table:table-cell/>
          <table:table-cell table:formula="of:=(MAX([.E144:.E148])-MIN([.E144:.E148]))/2" office:value-type="float" office:value="0.0947502562985209" calcext:value-type="float">
            <text:p>0.094750256298521</text:p>
          </table:table-cell>
          <table:table-cell table:number-columns-repeated="2"/>
        </table:table-row>
        <table:table-row table:style-name="ro1">
          <table:table-cell office:value-type="time" office:time-value="PT15H45M34.61S" calcext:value-type="time">
            <text:p>15:45:34.6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404081" calcext:value-type="float">
            <text:p>-4.40E-10</text:p>
          </table:table-cell>
          <table:table-cell table:formula="of:=[.C146]*10^9" office:value-type="float" office:value="-0.4404081" calcext:value-type="float">
            <text:p>-0.4404081</text:p>
          </table:table-cell>
          <table:table-cell table:formula="of:=[.$N$1]*[.D146]" office:value-type="float" office:value="-0.327568958703318" calcext:value-type="float">
            <text:p>-0.327568958703318</text:p>
          </table:table-cell>
          <table:table-cell table:number-columns-repeated="9"/>
        </table:table-row>
        <table:table-row table:style-name="ro1">
          <table:table-cell office:value-type="time" office:time-value="PT15H45M34.994S" calcext:value-type="time">
            <text:p>15:45:34.9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891323" calcext:value-type="float">
            <text:p>-5.89E-10</text:p>
          </table:table-cell>
          <table:table-cell table:formula="of:=[.C147]*10^9" office:value-type="float" office:value="-0.5891323" calcext:value-type="float">
            <text:p>-0.5891323</text:p>
          </table:table-cell>
          <table:table-cell table:formula="of:=[.$N$1]*[.D147]" office:value-type="float" office:value="-0.43818779456938" calcext:value-type="float">
            <text:p>-0.43818779456938</text:p>
          </table:table-cell>
          <table:table-cell table:number-columns-repeated="9"/>
        </table:table-row>
        <table:table-row table:style-name="ro1">
          <table:table-cell office:value-type="time" office:time-value="PT15H45M35.378S" calcext:value-type="time">
            <text:p>15:45:35.3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009161" calcext:value-type="float">
            <text:p>-6.01E-10</text:p>
          </table:table-cell>
          <table:table-cell table:formula="of:=[.C148]*10^9" office:value-type="float" office:value="-0.6009161" calcext:value-type="float">
            <text:p>-0.6009161</text:p>
          </table:table-cell>
          <table:table-cell table:formula="of:=[.$N$1]*[.D148]" office:value-type="float" office:value="-0.44695240878871" calcext:value-type="float">
            <text:p>-0.44695240878871</text:p>
          </table:table-cell>
          <table:table-cell table:number-columns-repeated="9"/>
        </table:table-row>
        <table:table-row table:style-name="ro1">
          <table:table-cell office:value-type="time" office:time-value="PT15H45M35.762S" calcext:value-type="time">
            <text:p>15:45:35.7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533264" calcext:value-type="float">
            <text:p>-5.53E-10</text:p>
          </table:table-cell>
          <table:table-cell table:formula="of:=[.C149]*10^9" office:value-type="float" office:value="-0.5533264" calcext:value-type="float">
            <text:p>-0.5533264</text:p>
          </table:table-cell>
          <table:table-cell table:formula="of:=[.$N$1]*[.D149]" office:value-type="float" office:value="-0.411555901608203" calcext:value-type="float">
            <text:p>-0.411555901608203</text:p>
          </table:table-cell>
          <table:table-cell table:number-columns-repeated="9"/>
        </table:table-row>
        <table:table-row table:style-name="ro1">
          <table:table-cell office:value-type="time" office:time-value="PT15H45M36.145S" calcext:value-type="time">
            <text:p>15:45:36.1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355703" calcext:value-type="float">
            <text:p>-4.36E-10</text:p>
          </table:table-cell>
          <table:table-cell table:formula="of:=[.C150]*10^9" office:value-type="float" office:value="-0.4355703" calcext:value-type="float">
            <text:p>-0.4355703</text:p>
          </table:table-cell>
          <table:table-cell table:formula="of:=[.$N$1]*[.D150]" office:value-type="float" office:value="-0.32397067541013" calcext:value-type="float">
            <text:p>-0.3239706754101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373544900738509" calcext:value-type="float">
            <text:p>-0.37354490073850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873186743169625" calcext:value-type="float">
            <text:p>0.087318674316963</text:p>
          </table:table-cell>
          <table:table-cell/>
          <table:table-cell table:formula="of:=(MAX([.E149:.E153])-MIN([.E149:.E153]))/2" office:value-type="float" office:value="0.117353660696184" calcext:value-type="float">
            <text:p>0.117353660696184</text:p>
          </table:table-cell>
          <table:table-cell table:number-columns-repeated="2"/>
        </table:table-row>
        <table:table-row table:style-name="ro1">
          <table:table-cell office:value-type="time" office:time-value="PT15H45M36.528S" calcext:value-type="time">
            <text:p>15:45:36.5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886952" calcext:value-type="float">
            <text:p>-6.89E-10</text:p>
          </table:table-cell>
          <table:table-cell table:formula="of:=[.C151]*10^9" office:value-type="float" office:value="-0.6886952" calcext:value-type="float">
            <text:p>-0.6886952</text:p>
          </table:table-cell>
          <table:table-cell table:formula="of:=[.$N$1]*[.D151]" office:value-type="float" office:value="-0.512241190677405" calcext:value-type="float">
            <text:p>-0.512241190677405</text:p>
          </table:table-cell>
          <table:table-cell table:number-columns-repeated="9"/>
        </table:table-row>
        <table:table-row table:style-name="ro1">
          <table:table-cell office:value-type="time" office:time-value="PT15H45M36.912S" calcext:value-type="time">
            <text:p>15:45:36.9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603788" calcext:value-type="float">
            <text:p>-4.60E-10</text:p>
          </table:table-cell>
          <table:table-cell table:formula="of:=[.C152]*10^9" office:value-type="float" office:value="-0.4603788" calcext:value-type="float">
            <text:p>-0.4603788</text:p>
          </table:table-cell>
          <table:table-cell table:formula="of:=[.$N$1]*[.D152]" office:value-type="float" office:value="-0.342422866711769" calcext:value-type="float">
            <text:p>-0.342422866711769</text:p>
          </table:table-cell>
          <table:table-cell table:number-columns-repeated="9"/>
        </table:table-row>
        <table:table-row table:style-name="ro1">
          <table:table-cell office:value-type="time" office:time-value="PT15H45M37.297S" calcext:value-type="time">
            <text:p>15:45:37.3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731372" calcext:value-type="float">
            <text:p>-3.73E-10</text:p>
          </table:table-cell>
          <table:table-cell table:formula="of:=[.C153]*10^9" office:value-type="float" office:value="-0.3731372" calcext:value-type="float">
            <text:p>-0.3731372</text:p>
          </table:table-cell>
          <table:table-cell table:formula="of:=[.$N$1]*[.D153]" office:value-type="float" office:value="-0.277533869285038" calcext:value-type="float">
            <text:p>-0.277533869285038</text:p>
          </table:table-cell>
          <table:table-cell table:number-columns-repeated="9"/>
        </table:table-row>
        <table:table-row table:style-name="ro1">
          <table:table-cell office:value-type="time" office:time-value="PT15H45M37.681S" calcext:value-type="time">
            <text:p>15:45:37.6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384238" calcext:value-type="float">
            <text:p>-4.38E-10</text:p>
          </table:table-cell>
          <table:table-cell table:formula="of:=[.C154]*10^9" office:value-type="float" office:value="-0.4384238" calcext:value-type="float">
            <text:p>-0.4384238</text:p>
          </table:table-cell>
          <table:table-cell table:formula="of:=[.$N$1]*[.D154]" office:value-type="float" office:value="-0.326093066037505" calcext:value-type="float">
            <text:p>-0.326093066037505</text:p>
          </table:table-cell>
          <table:table-cell table:number-columns-repeated="9"/>
        </table:table-row>
        <table:table-row table:style-name="ro1">
          <table:table-cell office:value-type="time" office:time-value="PT15H45M38.065S" calcext:value-type="time">
            <text:p>15:45:38.0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617376" calcext:value-type="float">
            <text:p>-6.62E-10</text:p>
          </table:table-cell>
          <table:table-cell table:formula="of:=[.C155]*10^9" office:value-type="float" office:value="-0.6617376" calcext:value-type="float">
            <text:p>-0.6617376</text:p>
          </table:table-cell>
          <table:table-cell table:formula="of:=[.$N$1]*[.D155]" office:value-type="float" office:value="-0.492190530934452" calcext:value-type="float">
            <text:p>-0.49219053093445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410510214212715" calcext:value-type="float">
            <text:p>-0.41051021421271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716315039867044" calcext:value-type="float">
            <text:p>0.071631503986704</text:p>
          </table:table-cell>
          <table:table-cell/>
          <table:table-cell table:formula="of:=(MAX([.E154:.E158])-MIN([.E154:.E158]))/2" office:value-type="float" office:value="0.0962418428287951" calcext:value-type="float">
            <text:p>0.096241842828795</text:p>
          </table:table-cell>
          <table:table-cell table:number-columns-repeated="2"/>
        </table:table-row>
        <table:table-row table:style-name="ro1">
          <table:table-cell office:value-type="time" office:time-value="PT15H45M38.448S" calcext:value-type="time">
            <text:p>15:45:38.4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332495" calcext:value-type="float">
            <text:p>-6.33E-10</text:p>
          </table:table-cell>
          <table:table-cell table:formula="of:=[.C156]*10^9" office:value-type="float" office:value="-0.6332495" calcext:value-type="float">
            <text:p>-0.6332495</text:p>
          </table:table-cell>
          <table:table-cell table:formula="of:=[.$N$1]*[.D156]" office:value-type="float" office:value="-0.471001508179339" calcext:value-type="float">
            <text:p>-0.471001508179339</text:p>
          </table:table-cell>
          <table:table-cell table:number-columns-repeated="9"/>
        </table:table-row>
        <table:table-row table:style-name="ro1">
          <table:table-cell office:value-type="time" office:time-value="PT15H45M38.832S" calcext:value-type="time">
            <text:p>15:45:38.8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029482" calcext:value-type="float">
            <text:p>-4.03E-10</text:p>
          </table:table-cell>
          <table:table-cell table:formula="of:=[.C157]*10^9" office:value-type="float" office:value="-0.4029482" calcext:value-type="float">
            <text:p>-0.4029482</text:p>
          </table:table-cell>
          <table:table-cell table:formula="of:=[.$N$1]*[.D157]" office:value-type="float" office:value="-0.299706845276861" calcext:value-type="float">
            <text:p>-0.299706845276861</text:p>
          </table:table-cell>
          <table:table-cell table:number-columns-repeated="9"/>
        </table:table-row>
        <table:table-row table:style-name="ro1">
          <table:table-cell office:value-type="time" office:time-value="PT15H45M39.216S" calcext:value-type="time">
            <text:p>15:45:39.2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232434" calcext:value-type="float">
            <text:p>-6.23E-10</text:p>
          </table:table-cell>
          <table:table-cell table:formula="of:=[.C158]*10^9" office:value-type="float" office:value="-0.6232434" calcext:value-type="float">
            <text:p>-0.6232434</text:p>
          </table:table-cell>
          <table:table-cell table:formula="of:=[.$N$1]*[.D158]" office:value-type="float" office:value="-0.463559120635419" calcext:value-type="float">
            <text:p>-0.463559120635419</text:p>
          </table:table-cell>
          <table:table-cell table:number-columns-repeated="9"/>
        </table:table-row>
        <table:table-row table:style-name="ro1">
          <table:table-cell office:value-type="time" office:time-value="PT15H45M39.6S" calcext:value-type="time">
            <text:p>15:45:39.6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096997" calcext:value-type="float">
            <text:p>-7.10E-10</text:p>
          </table:table-cell>
          <table:table-cell table:formula="of:=[.C159]*10^9" office:value-type="float" office:value="-0.7096997" calcext:value-type="float">
            <text:p>-0.7096997</text:p>
          </table:table-cell>
          <table:table-cell table:formula="of:=[.$N$1]*[.D159]" office:value-type="float" office:value="-0.527864023665908" calcext:value-type="float">
            <text:p>-0.527864023665908</text:p>
          </table:table-cell>
          <table:table-cell table:number-columns-repeated="9"/>
        </table:table-row>
        <table:table-row table:style-name="ro1">
          <table:table-cell office:value-type="time" office:time-value="PT15H45M39.984S" calcext:value-type="time">
            <text:p>15:45:39.9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20432" calcext:value-type="float">
            <text:p>-6.20E-10</text:p>
          </table:table-cell>
          <table:table-cell table:formula="of:=[.C160]*10^9" office:value-type="float" office:value="-0.620432" calcext:value-type="float">
            <text:p>-0.620432</text:p>
          </table:table-cell>
          <table:table-cell table:formula="of:=[.$N$1]*[.D160]" office:value-type="float" office:value="-0.461468043358461" calcext:value-type="float">
            <text:p>-0.46146804335846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46355308110085" calcext:value-type="float">
            <text:p>-0.4635530811008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778843255492732" calcext:value-type="float">
            <text:p>0.077884325549273</text:p>
          </table:table-cell>
          <table:table-cell/>
          <table:table-cell table:formula="of:=(MAX([.E159:.E163])-MIN([.E159:.E163]))/2" office:value-type="float" office:value="0.104637390908541" calcext:value-type="float">
            <text:p>0.104637390908541</text:p>
          </table:table-cell>
          <table:table-cell table:number-columns-repeated="2"/>
        </table:table-row>
        <table:table-row table:style-name="ro1">
          <table:table-cell office:value-type="time" office:time-value="PT15H45M40.367S" calcext:value-type="time">
            <text:p>15:45:40.3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283351" calcext:value-type="float">
            <text:p>-4.28E-10</text:p>
          </table:table-cell>
          <table:table-cell table:formula="of:=[.C161]*10^9" office:value-type="float" office:value="-0.4283351" calcext:value-type="float">
            <text:p>-0.4283351</text:p>
          </table:table-cell>
          <table:table-cell table:formula="of:=[.$N$1]*[.D161]" office:value-type="float" office:value="-0.318589241848826" calcext:value-type="float">
            <text:p>-0.318589241848826</text:p>
          </table:table-cell>
          <table:table-cell table:number-columns-repeated="9"/>
        </table:table-row>
        <table:table-row table:style-name="ro1">
          <table:table-cell office:value-type="time" office:time-value="PT15H45M40.75S" calcext:value-type="time">
            <text:p>15:45:40.7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879924" calcext:value-type="float">
            <text:p>-6.88E-10</text:p>
          </table:table-cell>
          <table:table-cell table:formula="of:=[.C162]*10^9" office:value-type="float" office:value="-0.6879924" calcext:value-type="float">
            <text:p>-0.6879924</text:p>
          </table:table-cell>
          <table:table-cell table:formula="of:=[.$N$1]*[.D162]" office:value-type="float" office:value="-0.511718458547418" calcext:value-type="float">
            <text:p>-0.511718458547418</text:p>
          </table:table-cell>
          <table:table-cell table:number-columns-repeated="9"/>
        </table:table-row>
        <table:table-row table:style-name="ro1">
          <table:table-cell office:value-type="time" office:time-value="PT15H45M41.134S" calcext:value-type="time">
            <text:p>15:45:41.1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697172" calcext:value-type="float">
            <text:p>-6.70E-10</text:p>
          </table:table-cell>
          <table:table-cell table:formula="of:=[.C163]*10^9" office:value-type="float" office:value="-0.6697172" calcext:value-type="float">
            <text:p>-0.6697172</text:p>
          </table:table-cell>
          <table:table-cell table:formula="of:=[.$N$1]*[.D163]" office:value-type="float" office:value="-0.498125638083637" calcext:value-type="float">
            <text:p>-0.498125638083637</text:p>
          </table:table-cell>
          <table:table-cell table:number-columns-repeated="9"/>
        </table:table-row>
        <table:table-row table:style-name="ro1">
          <table:table-cell office:value-type="time" office:time-value="PT15H45M41.518S" calcext:value-type="time">
            <text:p>15:45:41.5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961613" calcext:value-type="float">
            <text:p>-5.96E-10</text:p>
          </table:table-cell>
          <table:table-cell table:formula="of:=[.C164]*10^9" office:value-type="float" office:value="-0.5961613" calcext:value-type="float">
            <text:p>-0.5961613</text:p>
          </table:table-cell>
          <table:table-cell table:formula="of:=[.$N$1]*[.D164]" office:value-type="float" office:value="-0.443415859654299" calcext:value-type="float">
            <text:p>-0.443415859654299</text:p>
          </table:table-cell>
          <table:table-cell table:number-columns-repeated="9"/>
        </table:table-row>
        <table:table-row table:style-name="ro1">
          <table:table-cell office:value-type="time" office:time-value="PT15H45M41.902S" calcext:value-type="time">
            <text:p>15:45:41.9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182229" calcext:value-type="float">
            <text:p>-5.18E-10</text:p>
          </table:table-cell>
          <table:table-cell table:formula="of:=[.C165]*10^9" office:value-type="float" office:value="-0.5182229" calcext:value-type="float">
            <text:p>-0.5182229</text:p>
          </table:table-cell>
          <table:table-cell table:formula="of:=[.$N$1]*[.D165]" office:value-type="float" office:value="-0.385446443262996" calcext:value-type="float">
            <text:p>-0.385446443262996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451196431382713" calcext:value-type="float">
            <text:p>-0.45119643138271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788299672912112" calcext:value-type="float">
            <text:p>0.078829967291211</text:p>
          </table:table-cell>
          <table:table-cell/>
          <table:table-cell table:formula="of:=(MAX([.E164:.E168])-MIN([.E164:.E168]))/2" office:value-type="float" office:value="0.105913651668139" calcext:value-type="float">
            <text:p>0.105913651668139</text:p>
          </table:table-cell>
          <table:table-cell table:number-columns-repeated="2"/>
        </table:table-row>
        <table:table-row table:style-name="ro1">
          <table:table-cell office:value-type="time" office:time-value="PT15H45M42.286S" calcext:value-type="time">
            <text:p>15:45:42.2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473249" calcext:value-type="float">
            <text:p>-7.47E-10</text:p>
          </table:table-cell>
          <table:table-cell table:formula="of:=[.C166]*10^9" office:value-type="float" office:value="-0.7473249" calcext:value-type="float">
            <text:p>-0.7473249</text:p>
          </table:table-cell>
          <table:table-cell table:formula="of:=[.$N$1]*[.D166]" office:value-type="float" office:value="-0.555849084760388" calcext:value-type="float">
            <text:p>-0.555849084760388</text:p>
          </table:table-cell>
          <table:table-cell table:number-columns-repeated="9"/>
        </table:table-row>
        <table:table-row table:style-name="ro1">
          <table:table-cell office:value-type="time" office:time-value="PT15H45M42.67S" calcext:value-type="time">
            <text:p>15:45:42.6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088728" calcext:value-type="float">
            <text:p>-7.09E-10</text:p>
          </table:table-cell>
          <table:table-cell table:formula="of:=[.C167]*10^9" office:value-type="float" office:value="-0.7088728" calcext:value-type="float">
            <text:p>-0.7088728</text:p>
          </table:table-cell>
          <table:table-cell table:formula="of:=[.$N$1]*[.D167]" office:value-type="float" office:value="-0.527248987811772" calcext:value-type="float">
            <text:p>-0.527248987811772</text:p>
          </table:table-cell>
          <table:table-cell table:number-columns-repeated="9"/>
        </table:table-row>
        <table:table-row table:style-name="ro1">
          <table:table-cell office:value-type="time" office:time-value="PT15H45M43.053S" calcext:value-type="time">
            <text:p>15:45:43.0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625285" calcext:value-type="float">
            <text:p>-4.63E-10</text:p>
          </table:table-cell>
          <table:table-cell table:formula="of:=[.C168]*10^9" office:value-type="float" office:value="-0.4625285" calcext:value-type="float">
            <text:p>-0.4625285</text:p>
          </table:table-cell>
          <table:table-cell table:formula="of:=[.$N$1]*[.D168]" office:value-type="float" office:value="-0.344021781424111" calcext:value-type="float">
            <text:p>-0.344021781424111</text:p>
          </table:table-cell>
          <table:table-cell table:number-columns-repeated="9"/>
        </table:table-row>
        <table:table-row table:style-name="ro1">
          <table:table-cell office:value-type="time" office:time-value="PT15H45M43.438S" calcext:value-type="time">
            <text:p>15:45:43.4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213415" calcext:value-type="float">
            <text:p>-6.21E-10</text:p>
          </table:table-cell>
          <table:table-cell table:formula="of:=[.C169]*10^9" office:value-type="float" office:value="-0.6213415" calcext:value-type="float">
            <text:p>-0.6213415</text:p>
          </table:table-cell>
          <table:table-cell table:formula="of:=[.$N$1]*[.D169]" office:value-type="float" office:value="-0.462144515857356" calcext:value-type="float">
            <text:p>-0.462144515857356</text:p>
          </table:table-cell>
          <table:table-cell table:number-columns-repeated="9"/>
        </table:table-row>
        <table:table-row table:style-name="ro1">
          <table:table-cell office:value-type="time" office:time-value="PT15H45M43.821S" calcext:value-type="time">
            <text:p>15:45:43.8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142244" calcext:value-type="float">
            <text:p>-8.14E-10</text:p>
          </table:table-cell>
          <table:table-cell table:formula="of:=[.C170]*10^9" office:value-type="float" office:value="-0.8142244" calcext:value-type="float">
            <text:p>-0.8142244</text:p>
          </table:table-cell>
          <table:table-cell table:formula="of:=[.$N$1]*[.D170]" office:value-type="float" office:value="-0.605607932412765" calcext:value-type="float">
            <text:p>-0.605607932412765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509319781527036" calcext:value-type="float">
            <text:p>-0.509319781527036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728115943368825" calcext:value-type="float">
            <text:p>0.072811594336883</text:p>
          </table:table-cell>
          <table:table-cell/>
          <table:table-cell table:formula="of:=(MAX([.E169:.E173])-MIN([.E169:.E173]))/2" office:value-type="float" office:value="0.0977950519500901" calcext:value-type="float">
            <text:p>0.09779505195009</text:p>
          </table:table-cell>
          <table:table-cell table:number-columns-repeated="2"/>
        </table:table-row>
        <table:table-row table:style-name="ro1">
          <table:table-cell office:value-type="time" office:time-value="PT15H45M44.205S" calcext:value-type="time">
            <text:p>15:45:44.2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204499" calcext:value-type="float">
            <text:p>-7.20E-10</text:p>
          </table:table-cell>
          <table:table-cell table:formula="of:=[.C171]*10^9" office:value-type="float" office:value="-0.7204499" calcext:value-type="float">
            <text:p>-0.7204499</text:p>
          </table:table-cell>
          <table:table-cell table:formula="of:=[.$N$1]*[.D171]" office:value-type="float" office:value="-0.535859861662194" calcext:value-type="float">
            <text:p>-0.535859861662194</text:p>
          </table:table-cell>
          <table:table-cell table:number-columns-repeated="9"/>
        </table:table-row>
        <table:table-row table:style-name="ro1">
          <table:table-cell office:value-type="time" office:time-value="PT15H45M44.588S" calcext:value-type="time">
            <text:p>15:45:44.5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512585" calcext:value-type="float">
            <text:p>-5.51E-10</text:p>
          </table:table-cell>
          <table:table-cell table:formula="of:=[.C172]*10^9" office:value-type="float" office:value="-0.5512585" calcext:value-type="float">
            <text:p>-0.5512585</text:p>
          </table:table-cell>
          <table:table-cell table:formula="of:=[.$N$1]*[.D172]" office:value-type="float" office:value="-0.410017828512585" calcext:value-type="float">
            <text:p>-0.410017828512585</text:p>
          </table:table-cell>
          <table:table-cell table:number-columns-repeated="9"/>
        </table:table-row>
        <table:table-row table:style-name="ro1">
          <table:table-cell office:value-type="time" office:time-value="PT15H45M44.972S" calcext:value-type="time">
            <text:p>15:45:44.9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165629" calcext:value-type="float">
            <text:p>-7.17E-10</text:p>
          </table:table-cell>
          <table:table-cell table:formula="of:=[.C173]*10^9" office:value-type="float" office:value="-0.7165629" calcext:value-type="float">
            <text:p>-0.7165629</text:p>
          </table:table-cell>
          <table:table-cell table:formula="of:=[.$N$1]*[.D173]" office:value-type="float" office:value="-0.532968769190281" calcext:value-type="float">
            <text:p>-0.532968769190281</text:p>
          </table:table-cell>
          <table:table-cell table:number-columns-repeated="9"/>
        </table:table-row>
        <table:table-row table:style-name="ro1">
          <table:table-cell office:value-type="time" office:time-value="PT15H45M45.356S" calcext:value-type="time">
            <text:p>15:45:45.3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13728" calcext:value-type="float">
            <text:p>-8.14E-10</text:p>
          </table:table-cell>
          <table:table-cell table:formula="of:=[.C174]*10^9" office:value-type="float" office:value="-0.813728" calcext:value-type="float">
            <text:p>-0.813728</text:p>
          </table:table-cell>
          <table:table-cell table:formula="of:=[.$N$1]*[.D174]" office:value-type="float" office:value="-0.605238717516172" calcext:value-type="float">
            <text:p>-0.605238717516172</text:p>
          </table:table-cell>
          <table:table-cell table:number-columns-repeated="9"/>
        </table:table-row>
        <table:table-row table:style-name="ro1">
          <table:table-cell office:value-type="time" office:time-value="PT15H45M45.738S" calcext:value-type="time">
            <text:p>15:45:45.7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472661" calcext:value-type="float">
            <text:p>-6.47E-10</text:p>
          </table:table-cell>
          <table:table-cell table:formula="of:=[.C175]*10^9" office:value-type="float" office:value="-0.6472661" calcext:value-type="float">
            <text:p>-0.6472661</text:p>
          </table:table-cell>
          <table:table-cell table:formula="of:=[.$N$1]*[.D175]" office:value-type="float" office:value="-0.481426845648293" calcext:value-type="float">
            <text:p>-0.48142684564829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578612700456855" calcext:value-type="float">
            <text:p>-0.57861270045685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732895232689702" calcext:value-type="float">
            <text:p>0.07328952326897</text:p>
          </table:table-cell>
          <table:table-cell/>
          <table:table-cell table:formula="of:=(MAX([.E174:.E178])-MIN([.E174:.E178]))/2" office:value-type="float" office:value="0.0984098646687121" calcext:value-type="float">
            <text:p>0.098409864668712</text:p>
          </table:table-cell>
          <table:table-cell table:number-columns-repeated="2"/>
        </table:table-row>
        <table:table-row table:style-name="ro1">
          <table:table-cell office:value-type="time" office:time-value="PT15H45M46.122S" calcext:value-type="time">
            <text:p>15:45:46.1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427358" calcext:value-type="float">
            <text:p>-7.43E-10</text:p>
          </table:table-cell>
          <table:table-cell table:formula="of:=[.C176]*10^9" office:value-type="float" office:value="-0.7427358" calcext:value-type="float">
            <text:p>-0.7427358</text:p>
          </table:table-cell>
          <table:table-cell table:formula="of:=[.$N$1]*[.D176]" office:value-type="float" office:value="-0.552435780808019" calcext:value-type="float">
            <text:p>-0.552435780808019</text:p>
          </table:table-cell>
          <table:table-cell table:number-columns-repeated="9"/>
        </table:table-row>
        <table:table-row table:style-name="ro1">
          <table:table-cell office:value-type="time" office:time-value="PT15H45M46.506S" calcext:value-type="time">
            <text:p>15:45:46.5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9118852" calcext:value-type="float">
            <text:p>-9.12E-10</text:p>
          </table:table-cell>
          <table:table-cell table:formula="of:=[.C177]*10^9" office:value-type="float" office:value="-0.9118852" calcext:value-type="float">
            <text:p>-0.9118852</text:p>
          </table:table-cell>
          <table:table-cell table:formula="of:=[.$N$1]*[.D177]" office:value-type="float" office:value="-0.678246574985717" calcext:value-type="float">
            <text:p>-0.678246574985717</text:p>
          </table:table-cell>
          <table:table-cell table:number-columns-repeated="9"/>
        </table:table-row>
        <table:table-row table:style-name="ro1">
          <table:table-cell office:value-type="time" office:time-value="PT15H45M46.89S" calcext:value-type="time">
            <text:p>15:45:46.8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740349" calcext:value-type="float">
            <text:p>-7.74E-10</text:p>
          </table:table-cell>
          <table:table-cell table:formula="of:=[.C178]*10^9" office:value-type="float" office:value="-0.7740349" calcext:value-type="float">
            <text:p>-0.7740349</text:p>
          </table:table-cell>
          <table:table-cell table:formula="of:=[.$N$1]*[.D178]" office:value-type="float" office:value="-0.575715583326072" calcext:value-type="float">
            <text:p>-0.575715583326072</text:p>
          </table:table-cell>
          <table:table-cell table:number-columns-repeated="9"/>
        </table:table-row>
        <table:table-row table:style-name="ro1">
          <table:table-cell office:value-type="time" office:time-value="PT15H45M47.273S" calcext:value-type="time">
            <text:p>15:45:47.2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505673" calcext:value-type="float">
            <text:p>-8.51E-10</text:p>
          </table:table-cell>
          <table:table-cell table:formula="of:=[.C179]*10^9" office:value-type="float" office:value="-0.8505673" calcext:value-type="float">
            <text:p>-0.8505673</text:p>
          </table:table-cell>
          <table:table-cell table:formula="of:=[.$N$1]*[.D179]" office:value-type="float" office:value="-0.632639237943383" calcext:value-type="float">
            <text:p>-0.632639237943383</text:p>
          </table:table-cell>
          <table:table-cell table:number-columns-repeated="9"/>
        </table:table-row>
        <table:table-row table:style-name="ro1">
          <table:table-cell office:value-type="time" office:time-value="PT15H45M47.657S" calcext:value-type="time">
            <text:p>15:45:47.6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44773" calcext:value-type="float">
            <text:p>-1.04E-09</text:p>
          </table:table-cell>
          <table:table-cell table:formula="of:=[.C180]*10^9" office:value-type="float" office:value="-1.044773" calcext:value-type="float">
            <text:p>-1.044773</text:p>
          </table:table-cell>
          <table:table-cell table:formula="of:=[.$N$1]*[.D180]" office:value-type="float" office:value="-0.777086533356998" calcext:value-type="float">
            <text:p>-0.777086533356998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704964449498155" calcext:value-type="float">
            <text:p>-0.70496444949815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804932862589237" calcext:value-type="float">
            <text:p>0.080493286258924</text:p>
          </table:table-cell>
          <table:table-cell/>
          <table:table-cell table:formula="of:=(MAX([.E179:.E183])-MIN([.E179:.E183]))/2" office:value-type="float" office:value="0.108050806428667" calcext:value-type="float">
            <text:p>0.108050806428667</text:p>
          </table:table-cell>
          <table:table-cell table:number-columns-repeated="2"/>
        </table:table-row>
        <table:table-row table:style-name="ro1">
          <table:table-cell office:value-type="time" office:time-value="PT15H45M48.041S" calcext:value-type="time">
            <text:p>15:45:48.0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9687" calcext:value-type="float">
            <text:p>-1.10E-09</text:p>
          </table:table-cell>
          <table:table-cell table:formula="of:=[.C181]*10^9" office:value-type="float" office:value="-1.09687" calcext:value-type="float">
            <text:p>-1.09687</text:p>
          </table:table-cell>
          <table:table-cell table:formula="of:=[.$N$1]*[.D181]" office:value-type="float" office:value="-0.815835502873151" calcext:value-type="float">
            <text:p>-0.815835502873151</text:p>
          </table:table-cell>
          <table:table-cell table:number-columns-repeated="9"/>
        </table:table-row>
        <table:table-row table:style-name="ro1">
          <table:table-cell office:value-type="time" office:time-value="PT15H45M48.425S" calcext:value-type="time">
            <text:p>15:45:48.4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404963" calcext:value-type="float">
            <text:p>-9.40E-10</text:p>
          </table:table-cell>
          <table:table-cell table:formula="of:=[.C182]*10^9" office:value-type="float" office:value="-0.9404963" calcext:value-type="float">
            <text:p>-0.9404963</text:p>
          </table:table-cell>
          <table:table-cell table:formula="of:=[.$N$1]*[.D182]" office:value-type="float" office:value="-0.699527083301428" calcext:value-type="float">
            <text:p>-0.699527083301428</text:p>
          </table:table-cell>
          <table:table-cell table:number-columns-repeated="9"/>
        </table:table-row>
        <table:table-row table:style-name="ro1">
          <table:table-cell office:value-type="time" office:time-value="PT15H45M48.809S" calcext:value-type="time">
            <text:p>15:45:48.8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063269" calcext:value-type="float">
            <text:p>-8.06E-10</text:p>
          </table:table-cell>
          <table:table-cell table:formula="of:=[.C183]*10^9" office:value-type="float" office:value="-0.8063269" calcext:value-type="float">
            <text:p>-0.8063269</text:p>
          </table:table-cell>
          <table:table-cell table:formula="of:=[.$N$1]*[.D183]" office:value-type="float" office:value="-0.599733890015817" calcext:value-type="float">
            <text:p>-0.599733890015817</text:p>
          </table:table-cell>
          <table:table-cell table:number-columns-repeated="9"/>
        </table:table-row>
        <table:table-row table:style-name="ro1">
          <table:table-cell office:value-type="time" office:time-value="PT15H45M49.192S" calcext:value-type="time">
            <text:p>15:45:49.1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51133" calcext:value-type="float">
            <text:p>-1.51E-09</text:p>
          </table:table-cell>
          <table:table-cell table:formula="of:=[.C184]*10^9" office:value-type="float" office:value="-1.51133" calcext:value-type="float">
            <text:p>-1.51133</text:p>
          </table:table-cell>
          <table:table-cell table:formula="of:=[.$N$1]*[.D184]" office:value-type="float" office:value="-1.12410465283696" calcext:value-type="float">
            <text:p>-1.12410465283696</text:p>
          </table:table-cell>
          <table:table-cell table:number-columns-repeated="9"/>
        </table:table-row>
        <table:table-row table:style-name="ro1">
          <table:table-cell office:value-type="time" office:time-value="PT15H45M49.575S" calcext:value-type="time">
            <text:p>15:45:49.5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517118" calcext:value-type="float">
            <text:p>-1.52E-09</text:p>
          </table:table-cell>
          <table:table-cell table:formula="of:=[.C185]*10^9" office:value-type="float" office:value="-1.517118" calcext:value-type="float">
            <text:p>-1.517118</text:p>
          </table:table-cell>
          <table:table-cell table:formula="of:=[.$N$1]*[.D185]" office:value-type="float" office:value="-1.1284096806804" calcext:value-type="float">
            <text:p>-1.128409680680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.06537836078334" calcext:value-type="float">
            <text:p>-1.06537836078334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57146893883035" calcext:value-type="float">
            <text:p>0.057146893883035</text:p>
          </table:table-cell>
          <table:table-cell/>
          <table:table-cell table:formula="of:=(MAX([.E184:.E188])-MIN([.E184:.E188]))/2" office:value-type="float" office:value="0.0762829661604582" calcext:value-type="float">
            <text:p>0.076282966160458</text:p>
          </table:table-cell>
          <table:table-cell table:number-columns-repeated="2"/>
        </table:table-row>
        <table:table-row table:style-name="ro1">
          <table:table-cell office:value-type="time" office:time-value="PT15H45M49.959S" calcext:value-type="time">
            <text:p>15:45:49.9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11997" calcext:value-type="float">
            <text:p>-1.31E-09</text:p>
          </table:table-cell>
          <table:table-cell table:formula="of:=[.C186]*10^9" office:value-type="float" office:value="-1.311997" calcext:value-type="float">
            <text:p>-1.311997</text:p>
          </table:table-cell>
          <table:table-cell table:formula="of:=[.$N$1]*[.D186]" office:value-type="float" office:value="-0.975843748359482" calcext:value-type="float">
            <text:p>-0.975843748359482</text:p>
          </table:table-cell>
          <table:table-cell table:number-columns-repeated="9"/>
        </table:table-row>
        <table:table-row table:style-name="ro1">
          <table:table-cell office:value-type="time" office:time-value="PT15H45M50.344S" calcext:value-type="time">
            <text:p>15:45:50.3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88984" calcext:value-type="float">
            <text:p>-1.39E-09</text:p>
          </table:table-cell>
          <table:table-cell table:formula="of:=[.C187]*10^9" office:value-type="float" office:value="-1.388984" calcext:value-type="float">
            <text:p>-1.388984</text:p>
          </table:table-cell>
          <table:table-cell table:formula="of:=[.$N$1]*[.D187]" office:value-type="float" office:value="-1.03310552765848" calcext:value-type="float">
            <text:p>-1.03310552765848</text:p>
          </table:table-cell>
          <table:table-cell table:number-columns-repeated="9"/>
        </table:table-row>
        <table:table-row table:style-name="ro1">
          <table:table-cell office:value-type="time" office:time-value="PT15H45M50.728S" calcext:value-type="time">
            <text:p>15:45:50.7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432441" calcext:value-type="float">
            <text:p>-1.43E-09</text:p>
          </table:table-cell>
          <table:table-cell table:formula="of:=[.C188]*10^9" office:value-type="float" office:value="-1.432441" calcext:value-type="float">
            <text:p>-1.432441</text:p>
          </table:table-cell>
          <table:table-cell table:formula="of:=[.$N$1]*[.D188]" office:value-type="float" office:value="-1.06542819438139" calcext:value-type="float">
            <text:p>-1.06542819438139</text:p>
          </table:table-cell>
          <table:table-cell table:number-columns-repeated="9"/>
        </table:table-row>
        <table:table-row table:style-name="ro1">
          <table:table-cell office:value-type="time" office:time-value="PT15H45M51.112S" calcext:value-type="time">
            <text:p>15:45:51.1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897437" calcext:value-type="float">
            <text:p>-2.90E-09</text:p>
          </table:table-cell>
          <table:table-cell table:formula="of:=[.C189]*10^9" office:value-type="float" office:value="-2.897437" calcext:value-type="float">
            <text:p>-2.897437</text:p>
          </table:table-cell>
          <table:table-cell table:formula="of:=[.$N$1]*[.D189]" office:value-type="float" office:value="-2.1550703109195" calcext:value-type="float">
            <text:p>-2.1550703109195</text:p>
          </table:table-cell>
          <table:table-cell table:number-columns-repeated="9"/>
        </table:table-row>
        <table:table-row table:style-name="ro1">
          <table:table-cell office:value-type="time" office:time-value="PT15H45M51.495S" calcext:value-type="time">
            <text:p>15:45:51.5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640013" calcext:value-type="float">
            <text:p>-2.64E-09</text:p>
          </table:table-cell>
          <table:table-cell table:formula="of:=[.C190]*10^9" office:value-type="float" office:value="-2.640013" calcext:value-type="float">
            <text:p>-2.640013</text:p>
          </table:table-cell>
          <table:table-cell table:formula="of:=[.$N$1]*[.D190]" office:value-type="float" office:value="-1.96360218936306" calcext:value-type="float">
            <text:p>-1.96360218936306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.06958962450771" calcext:value-type="float">
            <text:p>-2.06958962450771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724286084074627" calcext:value-type="float">
            <text:p>0.072428608407463</text:p>
          </table:table-cell>
          <table:table-cell/>
          <table:table-cell table:formula="of:=(MAX([.E189:.E193])-MIN([.E189:.E193]))/2" office:value-type="float" office:value="0.0957340607782224" calcext:value-type="float">
            <text:p>0.095734060778223</text:p>
          </table:table-cell>
          <table:table-cell table:number-columns-repeated="2"/>
        </table:table-row>
        <table:table-row table:style-name="ro1">
          <table:table-cell office:value-type="time" office:time-value="PT15H45M51.879S" calcext:value-type="time">
            <text:p>15:45:51.8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780178" calcext:value-type="float">
            <text:p>-2.78E-09</text:p>
          </table:table-cell>
          <table:table-cell table:formula="of:=[.C191]*10^9" office:value-type="float" office:value="-2.780178" calcext:value-type="float">
            <text:p>-2.780178</text:p>
          </table:table-cell>
          <table:table-cell table:formula="of:=[.$N$1]*[.D191]" office:value-type="float" office:value="-2.06785482026755" calcext:value-type="float">
            <text:p>-2.06785482026755</text:p>
          </table:table-cell>
          <table:table-cell table:number-columns-repeated="9"/>
        </table:table-row>
        <table:table-row table:style-name="ro1">
          <table:table-cell office:value-type="time" office:time-value="PT15H45M52.263S" calcext:value-type="time">
            <text:p>15:45:52.2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895454" calcext:value-type="float">
            <text:p>-2.90E-09</text:p>
          </table:table-cell>
          <table:table-cell table:formula="of:=[.C192]*10^9" office:value-type="float" office:value="-2.895454" calcext:value-type="float">
            <text:p>-2.895454</text:p>
          </table:table-cell>
          <table:table-cell table:formula="of:=[.$N$1]*[.D192]" office:value-type="float" office:value="-2.15359538517425" calcext:value-type="float">
            <text:p>-2.15359538517425</text:p>
          </table:table-cell>
          <table:table-cell table:number-columns-repeated="9"/>
        </table:table-row>
        <table:table-row table:style-name="ro1">
          <table:table-cell office:value-type="time" office:time-value="PT15H45M52.647S" calcext:value-type="time">
            <text:p>15:45:52.6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69947" calcext:value-type="float">
            <text:p>-2.70E-09</text:p>
          </table:table-cell>
          <table:table-cell table:formula="of:=[.C193]*10^9" office:value-type="float" office:value="-2.69947" calcext:value-type="float">
            <text:p>-2.69947</text:p>
          </table:table-cell>
          <table:table-cell table:formula="of:=[.$N$1]*[.D193]" office:value-type="float" office:value="-2.00782541681419" calcext:value-type="float">
            <text:p>-2.00782541681419</text:p>
          </table:table-cell>
          <table:table-cell table:number-columns-repeated="9"/>
        </table:table-row>
        <table:table-row table:style-name="ro1">
          <table:table-cell office:value-type="time" office:time-value="PT15H45M53.031S" calcext:value-type="time">
            <text:p>15:45:53.0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31365" calcext:value-type="float">
            <text:p>-6.33E-09</text:p>
          </table:table-cell>
          <table:table-cell table:formula="of:=[.C194]*10^9" office:value-type="float" office:value="-6.331365" calcext:value-type="float">
            <text:p>-6.331365</text:p>
          </table:table-cell>
          <table:table-cell table:formula="of:=[.$N$1]*[.D194]" office:value-type="float" office:value="-4.70917460469196" calcext:value-type="float">
            <text:p>-4.70917460469196</text:p>
          </table:table-cell>
          <table:table-cell table:number-columns-repeated="9"/>
        </table:table-row>
        <table:table-row table:style-name="ro1">
          <table:table-cell office:value-type="time" office:time-value="PT15H45M53.414S" calcext:value-type="time">
            <text:p>15:45:53.4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68822" calcext:value-type="float">
            <text:p>-6.37E-09</text:p>
          </table:table-cell>
          <table:table-cell table:formula="of:=[.C195]*10^9" office:value-type="float" office:value="-6.368822" calcext:value-type="float">
            <text:p>-6.368822</text:p>
          </table:table-cell>
          <table:table-cell table:formula="of:=[.$N$1]*[.D195]" office:value-type="float" office:value="-4.73703456114178" calcext:value-type="float">
            <text:p>-4.7370345611417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4.73178358747746" calcext:value-type="float">
            <text:p>-4.73178358747746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729274451358403" calcext:value-type="float">
            <text:p>0.07292744513584</text:p>
          </table:table-cell>
          <table:table-cell/>
          <table:table-cell table:formula="of:=(MAX([.E194:.E198])-MIN([.E194:.E198]))/2" office:value-type="float" office:value="0.0891835458823791" calcext:value-type="float">
            <text:p>0.089183545882379</text:p>
          </table:table-cell>
          <table:table-cell table:number-columns-repeated="2"/>
        </table:table-row>
        <table:table-row table:style-name="ro1">
          <table:table-cell office:value-type="time" office:time-value="PT15H45M53.798S" calcext:value-type="time">
            <text:p>15:45:53.8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510148" calcext:value-type="float">
            <text:p>-6.51E-09</text:p>
          </table:table-cell>
          <table:table-cell table:formula="of:=[.C196]*10^9" office:value-type="float" office:value="-6.510148" calcext:value-type="float">
            <text:p>-6.510148</text:p>
          </table:table-cell>
          <table:table-cell table:formula="of:=[.$N$1]*[.D196]" office:value-type="float" office:value="-4.84215072648412" calcext:value-type="float">
            <text:p>-4.84215072648412</text:p>
          </table:table-cell>
          <table:table-cell table:number-columns-repeated="9"/>
        </table:table-row>
        <table:table-row table:style-name="ro1">
          <table:table-cell office:value-type="time" office:time-value="PT15H45M54.182S" calcext:value-type="time">
            <text:p>15:45:54.1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28138" calcext:value-type="float">
            <text:p>-6.33E-09</text:p>
          </table:table-cell>
          <table:table-cell table:formula="of:=[.C197]*10^9" office:value-type="float" office:value="-6.328138" calcext:value-type="float">
            <text:p>-6.328138</text:p>
          </table:table-cell>
          <table:table-cell table:formula="of:=[.$N$1]*[.D197]" office:value-type="float" office:value="-4.70677441035008" calcext:value-type="float">
            <text:p>-4.70677441035008</text:p>
          </table:table-cell>
          <table:table-cell table:number-columns-repeated="9"/>
        </table:table-row>
        <table:table-row table:style-name="ro1">
          <table:table-cell office:value-type="time" office:time-value="PT15H45M54.566S" calcext:value-type="time">
            <text:p>15:45:54.5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270338" calcext:value-type="float">
            <text:p>-6.27E-09</text:p>
          </table:table-cell>
          <table:table-cell table:formula="of:=[.C198]*10^9" office:value-type="float" office:value="-6.270338" calcext:value-type="float">
            <text:p>-6.270338</text:p>
          </table:table-cell>
          <table:table-cell table:formula="of:=[.$N$1]*[.D198]" office:value-type="float" office:value="-4.66378363471936" calcext:value-type="float">
            <text:p>-4.66378363471936</text:p>
          </table:table-cell>
          <table:table-cell table:number-columns-repeated="9"/>
        </table:table-row>
        <table:table-row table:style-name="ro1">
          <table:table-cell office:value-type="time" office:time-value="PT15H45M54.95S" calcext:value-type="time">
            <text:p>15:45:54.9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5433" calcext:value-type="float">
            <text:p>-1.62E-08</text:p>
          </table:table-cell>
          <table:table-cell table:formula="of:=[.C199]*10^9" office:value-type="float" office:value="-16.15433" calcext:value-type="float">
            <text:p>-16.15433</text:p>
          </table:table-cell>
          <table:table-cell table:formula="of:=[.$N$1]*[.D199]" office:value-type="float" office:value="-12.0153490743013" calcext:value-type="float">
            <text:p>-12.0153490743013</text:p>
          </table:table-cell>
          <table:table-cell table:number-columns-repeated="9"/>
        </table:table-row>
        <table:table-row table:style-name="ro1">
          <table:table-cell office:value-type="time" office:time-value="PT15H45M55.333S" calcext:value-type="time">
            <text:p>15:45:55.3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36324" calcext:value-type="float">
            <text:p>-1.64E-08</text:p>
          </table:table-cell>
          <table:table-cell table:formula="of:=[.C200]*10^9" office:value-type="float" office:value="-16.36324" calcext:value-type="float">
            <text:p>-16.36324</text:p>
          </table:table-cell>
          <table:table-cell table:formula="of:=[.$N$1]*[.D200]" office:value-type="float" office:value="-12.1707332081596" calcext:value-type="float">
            <text:p>-12.170733208159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2.0468691969601" calcext:value-type="float">
            <text:p>-12.046869196960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04039316600238" calcext:value-type="float">
            <text:p>0.104039316600238</text:p>
          </table:table-cell>
          <table:table-cell/>
          <table:table-cell table:formula="of:=(MAX([.E199:.E203])-MIN([.E199:.E203]))/2" office:value-type="float" office:value="0.093843359192527" calcext:value-type="float">
            <text:p>0.093843359192527</text:p>
          </table:table-cell>
          <table:table-cell table:number-columns-repeated="2"/>
        </table:table-row>
        <table:table-row table:style-name="ro1">
          <table:table-cell office:value-type="time" office:time-value="PT15H45M55.717S" calcext:value-type="time">
            <text:p>15:45:55.7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24267" calcext:value-type="float">
            <text:p>-1.62E-08</text:p>
          </table:table-cell>
          <table:table-cell table:formula="of:=[.C201]*10^9" office:value-type="float" office:value="-16.24267" calcext:value-type="float">
            <text:p>-16.24267</text:p>
          </table:table-cell>
          <table:table-cell table:formula="of:=[.$N$1]*[.D201]" office:value-type="float" office:value="-12.081055045222" calcext:value-type="float">
            <text:p>-12.081055045222</text:p>
          </table:table-cell>
          <table:table-cell table:number-columns-repeated="9"/>
        </table:table-row>
        <table:table-row table:style-name="ro1">
          <table:table-cell office:value-type="time" office:time-value="PT15H45M56.101S" calcext:value-type="time">
            <text:p>15:45:56.1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109" calcext:value-type="float">
            <text:p>-1.61E-08</text:p>
          </table:table-cell>
          <table:table-cell table:formula="of:=[.C202]*10^9" office:value-type="float" office:value="-16.1109" calcext:value-type="float">
            <text:p>-16.1109</text:p>
          </table:table-cell>
          <table:table-cell table:formula="of:=[.$N$1]*[.D202]" office:value-type="float" office:value="-11.9830464897746" calcext:value-type="float">
            <text:p>-11.9830464897746</text:p>
          </table:table-cell>
          <table:table-cell table:number-columns-repeated="9"/>
        </table:table-row>
        <table:table-row table:style-name="ro1">
          <table:table-cell office:value-type="time" office:time-value="PT15H45M56.485S" calcext:value-type="time">
            <text:p>15:45:56.4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124" calcext:value-type="float">
            <text:p>-1.61E-08</text:p>
          </table:table-cell>
          <table:table-cell table:formula="of:=[.C203]*10^9" office:value-type="float" office:value="-16.1124" calcext:value-type="float">
            <text:p>-16.1124</text:p>
          </table:table-cell>
          <table:table-cell table:formula="of:=[.$N$1]*[.D203]" office:value-type="float" office:value="-11.9841621673429" calcext:value-type="float">
            <text:p>-11.9841621673429</text:p>
          </table:table-cell>
          <table:table-cell table:number-columns-repeated="9"/>
        </table:table-row>
        <table:table-row table:style-name="ro1">
          <table:table-cell office:value-type="time" office:time-value="PT15H45M56.868S" calcext:value-type="time">
            <text:p>15:45:56.8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99855" calcext:value-type="float">
            <text:p>-4.00E-08</text:p>
          </table:table-cell>
          <table:table-cell table:formula="of:=[.C204]*10^9" office:value-type="float" office:value="-39.99855" calcext:value-type="float">
            <text:p>-39.99855</text:p>
          </table:table-cell>
          <table:table-cell table:formula="of:=[.$N$1]*[.D204]" office:value-type="float" office:value="-29.7503233322516" calcext:value-type="float">
            <text:p>-29.7503233322516</text:p>
          </table:table-cell>
          <table:table-cell table:number-columns-repeated="9"/>
        </table:table-row>
        <table:table-row table:style-name="ro1">
          <table:table-cell office:value-type="time" office:time-value="PT15H45M57.251S" calcext:value-type="time">
            <text:p>15:45:57.2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9341" calcext:value-type="float">
            <text:p>-3.98E-08</text:p>
          </table:table-cell>
          <table:table-cell table:formula="of:=[.C205]*10^9" office:value-type="float" office:value="-39.79341" calcext:value-type="float">
            <text:p>-39.79341</text:p>
          </table:table-cell>
          <table:table-cell table:formula="of:=[.$N$1]*[.D205]" office:value-type="float" office:value="-29.5977432680149" calcext:value-type="float">
            <text:p>-29.5977432680149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9.6204882147067" calcext:value-type="float">
            <text:p>-29.6204882147067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204712225005254" calcext:value-type="float">
            <text:p>0.204712225005254</text:p>
          </table:table-cell>
          <table:table-cell/>
          <table:table-cell table:formula="of:=(MAX([.E204:.E208])-MIN([.E204:.E208]))/2" office:value-type="float" office:value="0.103467937681481" calcext:value-type="float">
            <text:p>0.103467937681481</text:p>
          </table:table-cell>
          <table:table-cell table:number-columns-repeated="2"/>
        </table:table-row>
        <table:table-row table:style-name="ro1">
          <table:table-cell office:value-type="time" office:time-value="PT15H45M57.635S" calcext:value-type="time">
            <text:p>15:45:57.6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2033" calcext:value-type="float">
            <text:p>-3.97E-08</text:p>
          </table:table-cell>
          <table:table-cell table:formula="of:=[.C206]*10^9" office:value-type="float" office:value="-39.72033" calcext:value-type="float">
            <text:p>-39.72033</text:p>
          </table:table-cell>
          <table:table-cell table:formula="of:=[.$N$1]*[.D206]" office:value-type="float" office:value="-29.5433874568887" calcext:value-type="float">
            <text:p>-29.5433874568887</text:p>
          </table:table-cell>
          <table:table-cell table:number-columns-repeated="9"/>
        </table:table-row>
        <table:table-row table:style-name="ro1">
          <table:table-cell office:value-type="time" office:time-value="PT15H45M58.018S" calcext:value-type="time">
            <text:p>15:45:58.0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86793" calcext:value-type="float">
            <text:p>-3.99E-08</text:p>
          </table:table-cell>
          <table:table-cell table:formula="of:=[.C207]*10^9" office:value-type="float" office:value="-39.86793" calcext:value-type="float">
            <text:p>-39.86793</text:p>
          </table:table-cell>
          <table:table-cell table:formula="of:=[.$N$1]*[.D207]" office:value-type="float" office:value="-29.6531701296066" calcext:value-type="float">
            <text:p>-29.6531701296066</text:p>
          </table:table-cell>
          <table:table-cell table:number-columns-repeated="9"/>
        </table:table-row>
        <table:table-row table:style-name="ro1">
          <table:table-cell office:value-type="time" office:time-value="PT15H45M58.402S" calcext:value-type="time">
            <text:p>15:45:58.4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3973" calcext:value-type="float">
            <text:p>-3.97E-08</text:p>
          </table:table-cell>
          <table:table-cell table:formula="of:=[.C208]*10^9" office:value-type="float" office:value="-39.73973" calcext:value-type="float">
            <text:p>-39.73973</text:p>
          </table:table-cell>
          <table:table-cell table:formula="of:=[.$N$1]*[.D208]" office:value-type="float" office:value="-29.5578168867717" calcext:value-type="float">
            <text:p>-29.5578168867717</text:p>
          </table:table-cell>
          <table:table-cell table:number-columns-repeated="9"/>
        </table:table-row>
        <table:table-row table:style-name="ro1">
          <table:table-cell office:value-type="time" office:time-value="PT15H45M58.786S" calcext:value-type="time">
            <text:p>15:45:58.7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39455" calcext:value-type="float">
            <text:p>-8.54E-08</text:p>
          </table:table-cell>
          <table:table-cell table:formula="of:=[.C209]*10^9" office:value-type="float" office:value="-85.39455" calcext:value-type="float">
            <text:p>-85.39455</text:p>
          </table:table-cell>
          <table:table-cell table:formula="of:=[.$N$1]*[.D209]" office:value-type="float" office:value="-63.5151892584139" calcext:value-type="float">
            <text:p>-63.5151892584139</text:p>
          </table:table-cell>
          <table:table-cell table:number-columns-repeated="9"/>
        </table:table-row>
        <table:table-row table:style-name="ro1">
          <table:table-cell office:value-type="time" office:time-value="PT15H45M59.17S" calcext:value-type="time">
            <text:p>15:45:59.1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42624" calcext:value-type="float">
            <text:p>-8.54E-08</text:p>
          </table:table-cell>
          <table:table-cell table:formula="of:=[.C210]*10^9" office:value-type="float" office:value="-85.42624" calcext:value-type="float">
            <text:p>-85.42624</text:p>
          </table:table-cell>
          <table:table-cell table:formula="of:=[.$N$1]*[.D210]" office:value-type="float" office:value="-63.5387598065062" calcext:value-type="float">
            <text:p>-63.5387598065062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63.4882166375233" calcext:value-type="float">
            <text:p>-63.4882166375233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413151766632325" calcext:value-type="float">
            <text:p>0.413151766632325</text:p>
          </table:table-cell>
          <table:table-cell/>
          <table:table-cell table:formula="of:=(MAX([.E209:.E213])-MIN([.E209:.E213]))/2" office:value-type="float" office:value="0.0985887077829091" calcext:value-type="float">
            <text:p>0.098588707782909</text:p>
          </table:table-cell>
          <table:table-cell table:number-columns-repeated="2"/>
        </table:table-row>
        <table:table-row table:style-name="ro1">
          <table:table-cell office:value-type="time" office:time-value="PT15H45M59.554S" calcext:value-type="time">
            <text:p>15:45:59.5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48223" calcext:value-type="float">
            <text:p>-8.55E-08</text:p>
          </table:table-cell>
          <table:table-cell table:formula="of:=[.C211]*10^9" office:value-type="float" office:value="-85.48223" calcext:value-type="float">
            <text:p>-85.48223</text:p>
          </table:table-cell>
          <table:table-cell table:formula="of:=[.$N$1]*[.D211]" office:value-type="float" office:value="-63.5804043312046" calcext:value-type="float">
            <text:p>-63.5804043312046</text:p>
          </table:table-cell>
          <table:table-cell table:number-columns-repeated="9"/>
        </table:table-row>
        <table:table-row table:style-name="ro1">
          <table:table-cell office:value-type="time" office:time-value="PT15H45M59.937S" calcext:value-type="time">
            <text:p>15:45:59.9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21713" calcext:value-type="float">
            <text:p>-8.52E-08</text:p>
          </table:table-cell>
          <table:table-cell table:formula="of:=[.C212]*10^9" office:value-type="float" office:value="-85.21713" calcext:value-type="float">
            <text:p>-85.21713</text:p>
          </table:table-cell>
          <table:table-cell table:formula="of:=[.$N$1]*[.D212]" office:value-type="float" office:value="-63.3832269156387" calcext:value-type="float">
            <text:p>-63.3832269156387</text:p>
          </table:table-cell>
          <table:table-cell table:number-columns-repeated="9"/>
        </table:table-row>
        <table:table-row table:style-name="ro1">
          <table:table-cell office:value-type="time" office:time-value="PT15H46M00.321S" calcext:value-type="time">
            <text:p>15:46:00.3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27128" calcext:value-type="float">
            <text:p>-8.53E-08</text:p>
          </table:table-cell>
          <table:table-cell table:formula="of:=[.C213]*10^9" office:value-type="float" office:value="-85.27128" calcext:value-type="float">
            <text:p>-85.27128</text:p>
          </table:table-cell>
          <table:table-cell table:formula="of:=[.$N$1]*[.D213]" office:value-type="float" office:value="-63.4235028758533" calcext:value-type="float">
            <text:p>-63.4235028758533</text:p>
          </table:table-cell>
          <table:table-cell table:number-columns-repeated="9"/>
        </table:table-row>
        <table:table-row table:style-name="ro1">
          <table:table-cell office:value-type="time" office:time-value="PT15H46M00.705S" calcext:value-type="time">
            <text:p>15:46:00.7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9438" calcext:value-type="float">
            <text:p>-1.56E-07</text:p>
          </table:table-cell>
          <table:table-cell table:formula="of:=[.C214]*10^9" office:value-type="float" office:value="-155.9438" calcext:value-type="float">
            <text:p>-155.9438</text:p>
          </table:table-cell>
          <table:table-cell table:formula="of:=[.$N$1]*[.D214]" office:value-type="float" office:value="-115.988666380656" calcext:value-type="float">
            <text:p>-115.988666380656</text:p>
          </table:table-cell>
          <table:table-cell table:number-columns-repeated="9"/>
        </table:table-row>
        <table:table-row table:style-name="ro1">
          <table:table-cell office:value-type="time" office:time-value="PT15H46M01.089S" calcext:value-type="time">
            <text:p>15:46:01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5966" calcext:value-type="float">
            <text:p>-1.56E-07</text:p>
          </table:table-cell>
          <table:table-cell table:formula="of:=[.C215]*10^9" office:value-type="float" office:value="-155.5966" calcext:value-type="float">
            <text:p>-155.5966</text:p>
          </table:table-cell>
          <table:table-cell table:formula="of:=[.$N$1]*[.D215]" office:value-type="float" office:value="-115.730424212853" calcext:value-type="float">
            <text:p>-115.73042421285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115.755936039915" calcext:value-type="float">
            <text:p>-115.755936039915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75271100425443" calcext:value-type="float">
            <text:p>0.75271100425443</text:p>
          </table:table-cell>
          <table:table-cell/>
          <table:table-cell table:formula="of:=(MAX([.E214:.E218])-MIN([.E214:.E218]))/2" office:value-type="float" office:value="0.175347324479972" calcext:value-type="float">
            <text:p>0.175347324479972</text:p>
          </table:table-cell>
          <table:table-cell table:number-columns-repeated="2"/>
        </table:table-row>
        <table:table-row table:style-name="ro1">
          <table:table-cell office:value-type="time" office:time-value="PT15H46M01.472S" calcext:value-type="time">
            <text:p>15:46:01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482" calcext:value-type="float">
            <text:p>-1.55E-07</text:p>
          </table:table-cell>
          <table:table-cell table:formula="of:=[.C216]*10^9" office:value-type="float" office:value="-155.482" calcext:value-type="float">
            <text:p>-155.482</text:p>
          </table:table-cell>
          <table:table-cell table:formula="of:=[.$N$1]*[.D216]" office:value-type="float" office:value="-115.645186446637" calcext:value-type="float">
            <text:p>-115.645186446637</text:p>
          </table:table-cell>
          <table:table-cell table:number-columns-repeated="9"/>
        </table:table-row>
        <table:table-row table:style-name="ro1">
          <table:table-cell office:value-type="time" office:time-value="PT15H46M01.856S" calcext:value-type="time">
            <text:p>15:46:01.8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6598" calcext:value-type="float">
            <text:p>-1.56E-07</text:p>
          </table:table-cell>
          <table:table-cell table:formula="of:=[.C217]*10^9" office:value-type="float" office:value="-155.6598" calcext:value-type="float">
            <text:p>-155.6598</text:p>
          </table:table-cell>
          <table:table-cell table:formula="of:=[.$N$1]*[.D217]" office:value-type="float" office:value="-115.77743142773" calcext:value-type="float">
            <text:p>-115.77743142773</text:p>
          </table:table-cell>
          <table:table-cell table:number-columns-repeated="9"/>
        </table:table-row>
        <table:table-row table:style-name="ro1">
          <table:table-cell office:value-type="time" office:time-value="PT15H46M02.239S" calcext:value-type="time">
            <text:p>15:46:02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4723" calcext:value-type="float">
            <text:p>-1.55E-07</text:p>
          </table:table-cell>
          <table:table-cell table:formula="of:=[.C218]*10^9" office:value-type="float" office:value="-155.4723" calcext:value-type="float">
            <text:p>-155.4723</text:p>
          </table:table-cell>
          <table:table-cell table:formula="of:=[.$N$1]*[.D218]" office:value-type="float" office:value="-115.637971731696" calcext:value-type="float">
            <text:p>-115.637971731696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2:57:23.810220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28T12:58:44.496288160</dc:date>
    <meta:editing-duration>PT1H54M38S</meta:editing-duration>
    <meta:editing-cycles>17</meta:editing-cycles>
    <meta:generator>LibreOffice/5.3.5.2$Linux_X86_64 LibreOffice_project/30$Build-2</meta:generator>
    <meta:document-statistic meta:table-count="1" meta:cell-count="1349" meta:object-count="0"/>
  </office:meta>
</office:document-meta>
</file>